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58.79pt" fo:break-before="auto" style:use-optimal-row-height="true"/>
    </style:style>
    <style:style style:name="ro7" style:family="table-row">
      <style:table-row-properties style:row-height="81.89pt" fo:break-before="auto" style:use-optimal-row-height="true"/>
    </style:style>
    <style:style style:name="ro8" style:family="table-row">
      <style:table-row-properties style:row-height="70.36pt" fo:break-before="auto" style:use-optimal-row-height="true"/>
    </style:style>
    <style:style style:name="ro9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table:formula="of:=SUBSTITUTE([.D2]; &quot;presence&quot;; &quot;absent&quot;)" office:value-type="string" office:string-value="'initial shoot growth absent'" calcext:value-type="string">
            <text:p>'initial shoot growth absent'</text:p>
          </table:table-cell>
          <table:table-cell office:value-type="string" calcext:value-type="string">
            <text:p>'initial shoot growth presence'</text:p>
          </table:table-cell>
          <table:table-cell table:style-name="ce3" office:value-type="string" calcext:value-type="string">
            <text:p>'initial shoot growth'</text:p>
          </table:table-cell>
          <table:table-cell table:style-name="ce5" table:formula="of:=CONCATENATE(&quot;A {&quot;; [.D2]; &quot;} trait that is a {quality of} a {whole plant} that does not have any &quot;; SUBSTITUTE([.E2]; &quot;'&quot;; &quot;&quot;); &quot;s {$&quot;; [.E2]; &quot;}.&quot;)" office:value-type="string" office:string-value="A {'initial shoot growth presence'} trait that is a {quality of} a {whole plant} that does not have any initial shoot growths {$'initial shoot growth'}." calcext:value-type="string">
            <text:p>A {'initial shoot growth presence'} trait that is a {quality of} a {whole plant} that does not have any initial shoot growths {$'initial shoot growth'}.</text:p>
          </table:table-cell>
          <table:table-cell table:style-name="ce5" table:formula="of:=CONCATENATE([.D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nitial shoot growth presence' AND 'has quality measurement' SOME (&#10;    'measurement datum' AND (&#10;        ('upper count' VALUE 0) OR ('upper percent' VALUE 0.0)&#10;    )&#10;) " calcext:value-type="string">
            <text:p>'initial shoot growth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]; &quot;absent&quot;; &quot;present&quot;)" office:value-type="string" office:string-value="'initial shoot growth present'" calcext:value-type="string">
            <text:p>'initial shoot growth present'</text:p>
          </table:table-cell>
          <table:table-cell table:style-name="ce8" table:formula="of:=CONCATENATE(&quot;'plant structure presence' AND 'quality of' SOME (&quot;; CHAR(10); &quot;    'whole plant' AND NOT ('has part' SOME &quot;; [.E2]; &quot;)&quot;; CHAR(10); &quot;) AND 'depends on structure' ONLY (&quot;; CHAR(10); &quot;    'plant structure' AND NOT ('has part' SOME &quot;; [.E2]; &quot;)&quot;; CHAR(10); &quot;)&quot;)" office:value-type="string" office:string-value="'plant structure presence' AND 'quality of' SOME (&#10;    'whole plant' AND NOT ('has part' SOME 'initial shoot growth')&#10;) AND 'depends on structure' ONLY (&#10;    'plant structure' AND NOT ('has part' SOME 'initial shoot growth')&#10;)" calcext:value-type="string">
            <text:p>'plant structure presence' AND 'quality of' SOME (</text:p>
            <text:p>    'whole plant' AND NOT ('has part' SOME 'initial shoot growth')</text:p>
            <text:p>) AND 'depends on structure' ONLY (</text:p>
            <text:p>    'plant structure' AND NOT ('has part' SOME 'initial shoot growth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3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3]; &quot;} trait that is a {quality of} a {whole plant} that does not have any &quot;; SUBSTITUTE(SUBSTITUTE([.E3]; &quot;'&quot;; &quot;&quot;); &quot;system&quot;; &quot;systems&quot;); &quot; {$&quot;; [.E3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above-ground shoot-borne shoot system presence' AND 'has quality measurement' SOME (&#10;    'measurement datum' AND (&#10;        ('upper count' VALUE 0) OR ('upper percent' VALUE 0.0)&#10;    )&#10;) 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8" table:formula="of:=CONCATENATE(&quot;'plant structure presence' AND 'quality of' SOME (&quot;; CHAR(10); &quot;    'whole plant' AND NOT ('has part' SOME &quot;; [.E3]; &quot;)&quot;; CHAR(10); &quot;) AND 'depends on structure' ONLY (&quot;; CHAR(10); &quot;    'plant structure' AND NOT ('has part' SOME &quot;; [.E3]; &quot;)&quot;; CHAR(10); &quot;)&quot;)" office:value-type="string" office:string-value="'plant structure presence' AND 'quality of' SOME (&#10;    'whole plant' AND NOT ('has part' SOME 'new above-ground shoot-borne shoot system')&#10;) AND 'depends on structure' ONLY (&#10;    'plant structure' AND NOT ('has part' SOME 'new above-ground shoot-borne shoot system')&#10;)" calcext:value-type="string">
            <text:p>'plant structure presence' AND 'quality of' SOME (</text:p>
            <text:p>    'whole plant' AND NOT ('has part' SOME 'new above-ground shoot-borne shoot system')</text:p>
            <text:p>) AND 'depends on structure' ONLY (</text:p>
            <text:p>    'plant structure' AND NOT ('has part' SOME 'new above-ground shoot-borne shoot system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4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4]; &quot;} trait that is a {quality of} a {whole plant} that does not have any &quot;; SUBSTITUTE(SUBSTITUTE([.E4]; &quot;'&quot;; &quot;&quot;); &quot;system&quot;; &quot;systems&quot;); &quot; {$&quot;; [.E4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presence' AND 'has quality measurement' SOME (&#10;    'measurement datum' AND (&#10;        ('upper count' VALUE 0) OR ('upper percent' VALUE 0.0)&#10;    )&#10;) 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8" table:formula="of:=CONCATENATE(&quot;'plant structure presence' AND 'quality of' SOME (&quot;; CHAR(10); &quot;    'whole plant' AND NOT ('has part' SOME &quot;; [.E4]; &quot;)&quot;; CHAR(10); &quot;) AND 'depends on structure' ONLY (&quot;; CHAR(10); &quot;    'plant structure' AND NOT ('has part' SOME &quot;; [.E4]; &quot;)&quot;; CHAR(10); &quot;)&quot;)" office:value-type="string" office:string-value="'plant structure presence' AND 'quality of' SOME (&#10;    'whole plant' AND NOT ('has part' SOME 'new shoot system emerging from ground')&#10;) AND 'depends on structure' ONLY (&#10;    'plant structure' AND NOT ('has part' SOME 'new shoot system emerging from ground')&#10;)" calcext:value-type="string">
            <text:p>'plant structure presence' AND 'quality of' SOME (</text:p>
            <text:p>    'whole plant' AND NOT ('has part' SOME 'new shoot system emerging from ground')</text:p>
            <text:p>) AND 'depends on structure' ONLY (</text:p>
            <text:p>    'plant structure' AND NOT ('has part' SOME 'new shoot system emerging from groun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5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first growth cycle presence' AND 'has quality measurement' SOME (&#10;    'measurement datum' AND (&#10;        ('upper count' VALUE 0) OR ('upper percent' VALUE 0.0)&#10;    )&#10;) 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8" table:formula="of:=CONCATENATE(&quot;'plant structure presence' AND 'quality of' SOME (&quot;; CHAR(10); &quot;    'whole plant' AND NOT ('has part' SOME &quot;; [.E5]; &quot;)&quot;; CHAR(10); &quot;) AND 'depends on structure' ONLY (&quot;; CHAR(10); &quot;    'plant structure' AND NOT ('has part' SOME &quot;; [.E5]; &quot;)&quot;; CHAR(10); &quot;)&quot;)" office:value-type="string" office:string-value="'plant structure presence' AND 'quality of' SOME (&#10;    'whole plant' AND NOT ('has part' SOME 'new shoot system emerging from ground in first growth cycle')&#10;) AND 'depends on structure' ONLY (&#10;    'plant structure' AND NOT ('has part' SOME 'new shoot system emerging from ground in first growth cycle')&#10;)" calcext:value-type="string">
            <text:p>'plant structure presence' AND 'quality of' SOME (</text:p>
            <text:p>    'whole plant' AND NOT ('has part' SOME 'new shoot system emerging from ground in first growth cycle')</text:p>
            <text:p>) AND 'depends on structure' ONLY (</text:p>
            <text:p>    'plant structure' AND NOT ('has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6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ling presence' AND 'has quality measurement' SOME (&#10;    'measurement datum' AND (&#10;        ('upper count' VALUE 0) OR ('upper percent' VALUE 0.0)&#10;    )&#10;) " calcext:value-type="string">
            <text:p>'seedling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]; &quot;absent&quot;; &quot;present&quot;)" office:value-type="string" office:string-value="'seedling present'" calcext:value-type="string">
            <text:p>'seedling present'</text:p>
          </table:table-cell>
          <table:table-cell table:style-name="ce8" table:formula="of:=CONCATENATE(&quot;'plant structure presence' AND 'quality of' SOME (&quot;; CHAR(10); &quot;    'whole plant' AND NOT ('has part' SOME &quot;; [.E6]; &quot;)&quot;; CHAR(10); &quot;) AND 'depends on structure' ONLY (&quot;; CHAR(10); &quot;    'plant structure' AND NOT ('has part' SOME &quot;; [.E6]; &quot;)&quot;; CHAR(10); &quot;)&quot;)" office:value-type="string" office:string-value="'plant structure presence' AND 'quality of' SOME (&#10;    'whole plant' AND NOT ('has part' SOME 'seedling')&#10;) AND 'depends on structure' ONLY (&#10;    'plant structure' AND NOT ('has part' SOME 'seedling')&#10;)" calcext:value-type="string">
            <text:p>'plant structure presence' AND 'quality of' SOME (</text:p>
            <text:p>    'whole plant' AND NOT ('has part' SOME 'seedling')</text:p>
            <text:p>) AND 'depends on structure' ONLY (</text:p>
            <text:p>    'plant structure' AND NOT ('has part' SOME 'seedling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later growth cycle presence' AND 'has quality measurement' SOME (&#10;    'measurement datum' AND (&#10;        ('upper count' VALUE 0) OR ('upper percent' VALUE 0.0)&#10;    )&#10;) 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7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8" table:formula="of:=CONCATENATE(&quot;'plant structure presence' AND 'quality of' SOME (&quot;; CHAR(10); &quot;    'whole plant' AND NOT ('has part' SOME &quot;; [.E7]; &quot;)&quot;; CHAR(10); &quot;) AND 'depends on structure' ONLY (&quot;; CHAR(10); &quot;    'plant structure' AND NOT ('has part' SOME &quot;; [.E7]; &quot;)&quot;; CHAR(10); &quot;)&quot;)" office:value-type="string" office:string-value="'plant structure presence' AND 'quality of' SOME (&#10;    'whole plant' AND NOT ('has part' SOME 'new shoot system emerging from ground in later growth cycle')&#10;) AND 'depends on structure' ONLY (&#10;    'plant structure' AND NOT ('has part' SOME 'new shoot system emerging from ground in later growth cycle')&#10;)" calcext:value-type="string">
            <text:p>'plant structure presence' AND 'quality of' SOME (</text:p>
            <text:p>    'whole plant' AND NOT ('has part' SOME 'new shoot system emerging from ground in later growth cycle')</text:p>
            <text:p>) AND 'depends on structure' ONLY (</text:p>
            <text:p>    'plant structure' AND NOT ('has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8]; &quot; presence&quot;; &quot;s absent&quot;)" office:value-type="string" office:string-value="'leaf buds absent'" calcext:value-type="string">
            <text:p>'leaf buds absent'</text:p>
          </table:table-cell>
          <table:table-cell office:value-type="string" calcext:value-type="string">
            <text:p>'leaf bud presence'</text:p>
          </table:table-cell>
          <table:table-cell table:style-name="ce3" office:value-type="string" calcext:value-type="string">
            <text:p>PO:'vegetative bud'</text:p>
          </table:table-cell>
          <table:table-cell table:style-name="ce5" table:formula="of:=CONCATENATE(&quot;A {&quot;; [.D8]; &quot;} trait that is a {quality of} a {whole plant} that does not have any &quot;; SUBSTITUTE(SUBSTITUTE(SUBSTITUTE([.E8]; &quot;'&quot;; &quot;&quot;); &quot;bud&quot;; &quot;buds&quot;); &quot;PO:&quot;; &quot;&quot;); &quot; {$&quot;; [.E8]; &quot;}.&quot;)" office:value-type="string" office:string-value="A {'leaf bud presence'} trait that is a {quality of} a {whole plant} that does not have any vegetative buds {$PO:'vegetative bud'}." calcext:value-type="string">
            <text:p>A {'leaf bud presence'} trait that is a {quality of} a {whole plant} that does not have any vegetative buds {$PO:'vegetative bud'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leaf bud presence' AND 'has quality measurement' SOME (&#10;    'measurement datum' AND (&#10;        ('upper count' VALUE 0) OR ('upper percent' VALUE 0.0)&#10;    )&#10;) " calcext:value-type="string">
            <text:p>'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8]; &quot;absent&quot;; &quot;present&quot;)" office:value-type="string" office:string-value="'leaf buds present'" calcext:value-type="string">
            <text:p>'leaf buds present'</text:p>
          </table:table-cell>
          <table:table-cell table:style-name="ce8" table:formula="of:=CONCATENATE(&quot;'plant structure presence' AND 'quality of' SOME (&quot;; CHAR(10); &quot;    'whole plant' AND NOT ('has part' SOME &quot;; [.E8]; &quot;)&quot;; CHAR(10); &quot;) AND 'depends on structure' ONLY (&quot;; CHAR(10); &quot;    'plant structure' AND NOT ('has part' SOME &quot;; [.E8]; &quot;)&quot;; CHAR(10); &quot;)&quot;)" office:value-type="string" office:string-value="'plant structure presence' AND 'quality of' SOME (&#10;    'whole plant' AND NOT ('has part' SOME PO:'vegetative bud')&#10;) AND 'depends on structure' ONLY (&#10;    'plant structure' AND NOT ('has part' SOME PO:'vegetative bud')&#10;)" calcext:value-type="string">
            <text:p>'plant structure presence' AND 'quality of' SOME (</text:p>
            <text:p>    'whole plant' AND NOT ('has part' SOME PO:'vegetative bud')</text:p>
            <text:p>) AND 'depends on structure' ONLY (</text:p>
            <text:p>    'plant structure' AND NOT ('has part' SOME PO:'vegeta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9]; &quot; presence&quot;; &quot;s absent&quot;)" office:value-type="string" office:string-value="'dormant leaf buds absent'" calcext:value-type="string">
            <text:p>'dormant leaf buds absent'</text:p>
          </table:table-cell>
          <table:table-cell table:formula="of:=SUBSTITUTE([.E9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3" office:value-type="string" calcext:value-type="string">
            <text:p>'dormant leaf bud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bud&quot;; &quot;buds&quot;); &quot; {$&quot;; [.E9]; &quot;}.&quot;)" office:value-type="string" office:string-value="A {'dormant leaf bud presence'} trait that is a {quality of} a {whole plant} that does not have any dormant leaf buds {$'dormant leaf bud'}." calcext:value-type="string">
            <text:p>A {'dormant leaf bud presence'} trait that is a {quality of} a {whole plant} that does not have any dormant leaf buds {$'dormant leaf bud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dormant leaf bud presence' AND 'has quality measurement' SOME (&#10;    'measurement datum' AND (&#10;        ('upper count' VALUE 0) OR ('upper percent' VALUE 0.0)&#10;    )&#10;) " calcext:value-type="string">
            <text:p>'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9]; &quot;absent&quot;; &quot;present&quot;)" office:value-type="string" office:string-value="'dormant leaf buds present'" calcext:value-type="string">
            <text:p>'dormant leaf buds present'</text:p>
          </table:table-cell>
          <table:table-cell table:style-name="ce8" table:formula="of:=CONCATENATE(&quot;'plant structure presence' AND 'quality of' SOME (&quot;; CHAR(10); &quot;    'whole plant' AND NOT ('has part' SOME &quot;; [.E9]; &quot;)&quot;; CHAR(10); &quot;) AND 'depends on structure' ONLY (&quot;; CHAR(10); &quot;    'plant structure' AND NOT ('has part' SOME &quot;; [.E9]; &quot;)&quot;; CHAR(10); &quot;)&quot;)" office:value-type="string" office:string-value="'plant structure presence' AND 'quality of' SOME (&#10;    'whole plant' AND NOT ('has part' SOME 'dormant leaf bud')&#10;) AND 'depends on structure' ONLY (&#10;    'plant structure' AND NOT ('has part' SOME 'dormant leaf bud')&#10;)" calcext:value-type="string">
            <text:p>'plant structure presence' AND 'quality of' SOME (</text:p>
            <text:p>    'whole plant' AND NOT ('has part' SOME 'dormant leaf bud')</text:p>
            <text:p>) AND 'depends on structure' ONLY (</text:p>
            <text:p>    'plant structure' AND NOT ('has part' SOME '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0]; &quot; presence&quot;; &quot;s absent&quot;)" office:value-type="string" office:string-value="'non-dormant leaf buds absent'" calcext:value-type="string">
            <text:p>'non-dormant leaf buds absent'</text:p>
          </table:table-cell>
          <table:table-cell table:formula="of:=SUBSTITUTE([.E10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3" office:value-type="string" calcext:value-type="string">
            <text:p>'non-dormant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non-dormant leaf bud presence'} trait that is a {quality of} a {whole plant} that does not have any non-dormant leaf buds {$'non-dormant leaf bud'}." calcext:value-type="string">
            <text:p>A {'non-dormant leaf bud presence'} trait that is a {quality of} a {whole plant} that does not have any non-dormant leaf buds {$'non-dormant leaf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leaf bud presence' AND 'has quality measurement' SOME (&#10;    'measurement datum' AND (&#10;        ('upper count' VALUE 0) OR ('upper percent' VALUE 0.0)&#10;    )&#10;) " calcext:value-type="string">
            <text:p>'non-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0]; &quot;absent&quot;; &quot;present&quot;)" office:value-type="string" office:string-value="'non-dormant leaf buds present'" calcext:value-type="string">
            <text:p>'non-dormant leaf buds present'</text:p>
          </table:table-cell>
          <table:table-cell table:style-name="ce8" table:formula="of:=CONCATENATE(&quot;'plant structure presence' AND 'quality of' SOME (&quot;; CHAR(10); &quot;    'whole plant' AND NOT ('has part' SOME &quot;; [.E10]; &quot;)&quot;; CHAR(10); &quot;) AND 'depends on structure' ONLY (&quot;; CHAR(10); &quot;    'plant structure' AND NOT ('has part' SOME &quot;; [.E10]; &quot;)&quot;; CHAR(10); &quot;)&quot;)" office:value-type="string" office:string-value="'plant structure presence' AND 'quality of' SOME (&#10;    'whole plant' AND NOT ('has part' SOME 'non-dormant leaf bud')&#10;) AND 'depends on structure' ONLY (&#10;    'plant structure' AND NOT ('has part' SOME 'non-dormant leaf bud')&#10;)" calcext:value-type="string">
            <text:p>'plant structure presence' AND 'quality of' SOME (</text:p>
            <text:p>    'whole plant' AND NOT ('has part' SOME 'non-dormant leaf bud')</text:p>
            <text:p>) AND 'depends on structure' ONLY (</text:p>
            <text:p>    'plant structure' AND NOT ('has part' SOME 'non-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1]; &quot; presence&quot;; &quot;s absent&quot;)" office:value-type="string" office:string-value="'swelling leaf buds absent'" calcext:value-type="string">
            <text:p>'swelling leaf buds absent'</text:p>
          </table:table-cell>
          <table:table-cell table:formula="of:=SUBSTITUTE([.E11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welling leaf bud presence' AND 'has quality measurement' SOME (&#10;    'measurement datum' AND (&#10;        ('upper count' VALUE 0) OR ('upper percent' VALUE 0.0)&#10;    )&#10;) " calcext:value-type="string">
            <text:p>'swell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1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8" table:formula="of:=CONCATENATE(&quot;'plant structure presence' AND 'quality of' SOME (&quot;; CHAR(10); &quot;    'whole plant' AND NOT ('has part' SOME &quot;; [.E11]; &quot;)&quot;; CHAR(10); &quot;) AND 'depends on structure' ONLY (&quot;; CHAR(10); &quot;    'plant structure' AND NOT ('has part' SOME &quot;; [.E11]; &quot;)&quot;; CHAR(10); &quot;)&quot;)" office:value-type="string" office:string-value="'plant structure presence' AND 'quality of' SOME (&#10;    'whole plant' AND NOT ('has part' SOME 'swelling leaf bud')&#10;) AND 'depends on structure' ONLY (&#10;    'plant structure' AND NOT ('has part' SOME 'swelling leaf bud')&#10;)" calcext:value-type="string">
            <text:p>'plant structure presence' AND 'quality of' SOME (</text:p>
            <text:p>    'whole plant' AND NOT ('has part' SOME 'swelling leaf bud')</text:p>
            <text:p>) AND 'depends on structure' ONLY (</text:p>
            <text:p>    'plant structure' AND NOT ('has part' SOME 'swelling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2]; &quot; presence&quot;; &quot;s absent&quot;)" office:value-type="string" office:string-value="'breaking leaf buds absent'" calcext:value-type="string">
            <text:p>'breaking leaf buds absent'</text:p>
          </table:table-cell>
          <table:table-cell table:formula="of:=SUBSTITUTE([.E12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2]; &quot;} trait that is a {quality of} a {whole plant} that does not have any &quot;; SUBSTITUTE(SUBSTITUTE([.E12]; &quot;'&quot;; &quot;&quot;); &quot;bud&quot;; &quot;buds&quot;); &quot; {$&quot;; [.E12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breaking leaf bud presence' AND 'has quality measurement' SOME (&#10;    'measurement datum' AND (&#10;        ('upper count' VALUE 0) OR ('upper percent' VALUE 0.0)&#10;    )&#10;) " calcext:value-type="string">
            <text:p>'break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2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8" table:formula="of:=CONCATENATE(&quot;'plant structure presence' AND 'quality of' SOME (&quot;; CHAR(10); &quot;    'whole plant' AND NOT ('has part' SOME &quot;; [.E12]; &quot;)&quot;; CHAR(10); &quot;) AND 'depends on structure' ONLY (&quot;; CHAR(10); &quot;    'plant structure' AND NOT ('has part' SOME &quot;; [.E12]; &quot;)&quot;; CHAR(10); &quot;)&quot;)" office:value-type="string" office:string-value="'plant structure presence' AND 'quality of' SOME (&#10;    'whole plant' AND NOT ('has part' SOME 'breaking leaf bud')&#10;) AND 'depends on structure' ONLY (&#10;    'plant structure' AND NOT ('has part' SOME 'breaking leaf bud')&#10;)" calcext:value-type="string">
            <text:p>'plant structure presence' AND 'quality of' SOME (</text:p>
            <text:p>    'whole plant' AND NOT ('has part' SOME 'breaking leaf bud')</text:p>
            <text:p>) AND 'depends on structure' ONLY (</text:p>
            <text:p>    'plant structure' AND NOT ('has part' SOME 'breaking leaf bud')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3"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4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4]; &quot;} trait that is a {quality of} a {whole plant} that does not have any &quot;; SUBSTITUTE(SUBSTITUTE([.E14]; &quot;'&quot;; &quot;&quot;); &quot;leaf&quot;; &quot;leaves&quot;); &quot; {$&quot;; [.E14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vascular leaf presence' AND 'has quality measurement' SOME (&#10;    'measurement datum' AND (&#10;        ('upper count' VALUE 0) OR ('upper percent' VALUE 0.0)&#10;    )&#10;) " calcext:value-type="string">
            <text:p>'vascular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4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8" table:formula="of:=CONCATENATE(&quot;'plant structure presence' AND 'quality of' SOME (&quot;; CHAR(10); &quot;    'whole plant' AND NOT ('has part' SOME &quot;; [.E14]; &quot;)&quot;; CHAR(10); &quot;) AND 'depends on structure' ONLY (&quot;; CHAR(10); &quot;    'plant structure' AND NOT ('has part' SOME &quot;; [.E14]; &quot;)&quot;; CHAR(10); &quot;)&quot;)" office:value-type="string" office:string-value="'plant structure presence' AND 'quality of' SOME (&#10;    'whole plant' AND NOT ('has part' SOME 'vascular leaf')&#10;) AND 'depends on structure' ONLY (&#10;    'plant structure' AND NOT ('has part' SOME 'vascular leaf')&#10;)" calcext:value-type="string">
            <text:p>'plant structure presence' AND 'quality of' SOME (</text:p>
            <text:p>    'whole plant' AND NOT ('has part' SOME 'vascular leaf')</text:p>
            <text:p>) AND 'depends on structure' ONLY (</text:p>
            <text:p>    'plant structure' AND NOT ('has part' SOME 'vascular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5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true leaf presence' AND 'has quality measurement' SOME (&#10;    'measurement datum' AND (&#10;        ('upper count' VALUE 0) OR ('upper percent' VALUE 0.0)&#10;    )&#10;) " calcext:value-type="string">
            <text:p>'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5]; &quot;absent&quot;; &quot;present&quot;)" office:value-type="string" office:string-value="'true leaves present'" calcext:value-type="string">
            <text:p>'true leaves present'</text:p>
          </table:table-cell>
          <table:table-cell table:style-name="ce8" table:formula="of:=CONCATENATE(&quot;'plant structure presence' AND 'quality of' SOME (&quot;; CHAR(10); &quot;    'whole plant' AND NOT ('has part' SOME &quot;; [.E15]; &quot;)&quot;; CHAR(10); &quot;) AND 'depends on structure' ONLY (&quot;; CHAR(10); &quot;    'plant structure' AND NOT ('has part' SOME &quot;; [.E15]; &quot;)&quot;; CHAR(10); &quot;)&quot;)" office:value-type="string" office:string-value="'plant structure presence' AND 'quality of' SOME (&#10;    'whole plant' AND NOT ('has part' SOME 'true leaf')&#10;) AND 'depends on structure' ONLY (&#10;    'plant structure' AND NOT ('has part' SOME 'true leaf')&#10;)" calcext:value-type="string">
            <text:p>'plant structure presence' AND 'quality of' SOME (</text:p>
            <text:p>    'whole plant' AND NOT ('has part' SOME 'true leaf')</text:p>
            <text:p>) AND 'depends on structure' ONLY (</text:p>
            <text:p>    'plant structure' AND NOT ('has part' SOME '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6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ing true leaf presence' AND 'has quality measurement' SOME (&#10;    'measurement datum' AND (&#10;        ('upper count' VALUE 0) OR ('upper percent' VALUE 0.0)&#10;    )&#10;) " calcext:value-type="string">
            <text:p>'unfol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6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8" table:formula="of:=CONCATENATE(&quot;'plant structure presence' AND 'quality of' SOME (&quot;; CHAR(10); &quot;    'whole plant' AND NOT ('has part' SOME &quot;; [.E16]; &quot;)&quot;; CHAR(10); &quot;) AND 'depends on structure' ONLY (&quot;; CHAR(10); &quot;    'plant structure' AND NOT ('has part' SOME &quot;; [.E16]; &quot;)&quot;; CHAR(10); &quot;)&quot;)" office:value-type="string" office:string-value="'plant structure presence' AND 'quality of' SOME (&#10;    'whole plant' AND NOT ('has part' SOME 'unfolding true leaf')&#10;) AND 'depends on structure' ONLY (&#10;    'plant structure' AND NOT ('has part' SOME 'unfolding true leaf')&#10;)" calcext:value-type="string">
            <text:p>'plant structure presence' AND 'quality of' SOME (</text:p>
            <text:p>    'whole plant' AND NOT ('has part' SOME 'unfolding true leaf')</text:p>
            <text:p>) AND 'depends on structure' ONLY (</text:p>
            <text:p>    'plant structure' AND NOT ('has part' SOME 'unfolding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7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ed true leaf presence' AND 'has quality measurement' SOME (&#10;    'measurement datum' AND (&#10;        ('upper count' VALUE 0) OR ('upper percent' VALUE 0.0)&#10;    )&#10;) " calcext:value-type="string">
            <text:p>'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7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17]; &quot;)&quot;; CHAR(10); &quot;) AND 'depends on structure' ONLY (&quot;; CHAR(10); &quot;    'plant structure' AND NOT ('has part' SOME &quot;; [.E17]; &quot;)&quot;; CHAR(10); &quot;)&quot;)" office:value-type="string" office:string-value="'plant structure presence' AND 'quality of' SOME (&#10;    'whole plant' AND NOT ('has part' SOME 'unfolded true leaf')&#10;) AND 'depends on structure' ONLY (&#10;    'plant structure' AND NOT ('has part' SOME 'unfolded true leaf')&#10;)" calcext:value-type="string">
            <text:p>'plant structure presence' AND 'quality of' SOME (</text:p>
            <text:p>    'whole plant' AND NOT ('has part' SOME 'unfolded true leaf')</text:p>
            <text:p>) AND 'depends on structure' ONLY (</text:p>
            <text:p>    'plant structure' AND NOT ('has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18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ing unfolded true leaf presence' AND 'has quality measurement' SOME (&#10;    'measurement datum' AND (&#10;        ('upper count' VALUE 0) OR ('upper percent' VALUE 0.0)&#10;    )&#10;) 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8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18]; &quot;)&quot;; CHAR(10); &quot;) AND 'depends on structure' ONLY (&quot;; CHAR(10); &quot;    'plant structure' AND NOT ('has part' SOME &quot;; [.E18]; &quot;)&quot;; CHAR(10); &quot;)&quot;)" office:value-type="string" office:string-value="'plant structure presence' AND 'quality of' SOME (&#10;    'whole plant' AND NOT ('has part' SOME 'non-senescing unfolded true leaf')&#10;) AND 'depends on structure' ONLY (&#10;    'plant structure' AND NOT ('has part' SOME 'non-senescing unfolded true leaf')&#10;)" calcext:value-type="string">
            <text:p>'plant structure presence' AND 'quality of' SOME (</text:p>
            <text:p>    'whole plant' AND NOT ('has part' SOME 'non-senescing unfolded true leaf')</text:p>
            <text:p>) AND 'depends on structure' ONLY (</text:p>
            <text:p>    'plant structure' AND NOT ('has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19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1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ing true leaf presence' AND 'has quality measurement' SOME (&#10;    'measurement datum' AND (&#10;        ('upper count' VALUE 0) OR ('upper percent' VALUE 0.0)&#10;    )&#10;) " calcext:value-type="string">
            <text:p>'senesc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9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8" table:formula="of:=CONCATENATE(&quot;'plant structure presence' AND 'quality of' SOME (&quot;; CHAR(10); &quot;    'whole plant' AND NOT ('has part' SOME &quot;; [.E19]; &quot;)&quot;; CHAR(10); &quot;) AND 'depends on structure' ONLY (&quot;; CHAR(10); &quot;    'plant structure' AND NOT ('has part' SOME &quot;; [.E19]; &quot;)&quot;; CHAR(10); &quot;)&quot;)" office:value-type="string" office:string-value="'plant structure presence' AND 'quality of' SOME (&#10;    'whole plant' AND NOT ('has part' SOME 'senescing true leaf')&#10;) AND 'depends on structure' ONLY (&#10;    'plant structure' AND NOT ('has part' SOME 'senescing true leaf')&#10;)" calcext:value-type="string">
            <text:p>'plant structure presence' AND 'quality of' SOME (</text:p>
            <text:p>    'whole plant' AND NOT ('has part' SOME 'senescing true leaf')</text:p>
            <text:p>) AND 'depends on structure' ONLY (</text:p>
            <text:p>    'plant structure' AND NOT ('has part' SOME 'senescing true leaf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0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2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mmature unfolded true leaf presence' AND 'has quality measurement' SOME (&#10;    'measurement datum' AND (&#10;        ('upper count' VALUE 0) OR ('upper percent' VALUE 0.0)&#10;    )&#10;) " calcext:value-type="string">
            <text:p>'immature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0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20]; &quot;)&quot;; CHAR(10); &quot;) AND 'depends on structure' ONLY (&quot;; CHAR(10); &quot;    'plant structure' AND NOT ('has part' SOME &quot;; [.E20]; &quot;)&quot;; CHAR(10); &quot;)&quot;)" office:value-type="string" office:string-value="'plant structure presence' AND 'quality of' SOME (&#10;    'whole plant' AND NOT ('has part' SOME 'immature unfolded true leaf')&#10;) AND 'depends on structure' ONLY (&#10;    'plant structure' AND NOT ('has part' SOME 'immature unfolded true leaf')&#10;)" calcext:value-type="string">
            <text:p>'plant structure presence' AND 'quality of' SOME (</text:p>
            <text:p>    'whole plant' AND NOT ('has part' SOME 'immature unfolded true leaf')</text:p>
            <text:p>) AND 'depends on structure' ONLY (</text:p>
            <text:p>    'plant structure' AND NOT ('has part' SOME 'immature unfolded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1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mature true leaf presence' AND 'has quality measurement' SOME (&#10;    'measurement datum' AND (&#10;        ('upper count' VALUE 0) OR ('upper percent' VALUE 0.0)&#10;    )&#10;) " calcext:value-type="string">
            <text:p>'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1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8" table:formula="of:=CONCATENATE(&quot;'plant structure presence' AND 'quality of' SOME (&quot;; CHAR(10); &quot;    'whole plant' AND NOT ('has part' SOME &quot;; [.E21]; &quot;)&quot;; CHAR(10); &quot;) AND 'depends on structure' ONLY (&quot;; CHAR(10); &quot;    'plant structure' AND NOT ('has part' SOME &quot;; [.E21]; &quot;)&quot;; CHAR(10); &quot;)&quot;)" office:value-type="string" office:string-value="'plant structure presence' AND 'quality of' SOME (&#10;    'whole plant' AND NOT ('has part' SOME 'mature true leaf')&#10;) AND 'depends on structure' ONLY (&#10;    'plant structure' AND NOT ('has part' SOME 'mature true leaf')&#10;)" calcext:value-type="string">
            <text:p>'plant structure presence' AND 'quality of' SOME (</text:p>
            <text:p>    'whole plant' AND NOT ('has part' SOME 'mature true leaf')</text:p>
            <text:p>) AND 'depends on structure' ONLY (</text:p>
            <text:p>    'plant structure' AND NOT ('has part' SOME 'mature true leaf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2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unfolded true leaf presence' AND 'has quality measurement' SOME (&#10;    'measurement datum' AND (&#10;        ('upper count' VALUE 0) OR ('upper percent' VALUE 0.0)&#10;    )&#10;) " calcext:value-type="string">
            <text:p>'expand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2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22]; &quot;)&quot;; CHAR(10); &quot;) AND 'depends on structure' ONLY (&quot;; CHAR(10); &quot;    'plant structure' AND NOT ('has part' SOME &quot;; [.E22]; &quot;)&quot;; CHAR(10); &quot;)&quot;)" office:value-type="string" office:string-value="'plant structure presence' AND 'quality of' SOME (&#10;    'whole plant' AND NOT ('has part' SOME 'expanding unfolded true leaf')&#10;) AND 'depends on structure' ONLY (&#10;    'plant structure' AND NOT ('has part' SOME 'expanding unfolded true leaf')&#10;)" calcext:value-type="string">
            <text:p>'plant structure presence' AND 'quality of' SOME (</text:p>
            <text:p>    'whole plant' AND NOT ('has part' SOME 'expanding unfolded true leaf')</text:p>
            <text:p>) AND 'depends on structure' ONLY (</text:p>
            <text:p>    'plant structure' AND NOT ('has part' SOME 'expanding unfolded true leaf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3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ed immature true leaf presence' AND 'has quality measurement' SOME (&#10;    'measurement datum' AND (&#10;        ('upper count' VALUE 0) OR ('upper percent' VALUE 0.0)&#10;    )&#10;) " calcext:value-type="string">
            <text:p>'expanded im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3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8" table:formula="of:=CONCATENATE(&quot;'plant structure presence' AND 'quality of' SOME (&quot;; CHAR(10); &quot;    'whole plant' AND NOT ('has part' SOME &quot;; [.E23]; &quot;)&quot;; CHAR(10); &quot;) AND 'depends on structure' ONLY (&quot;; CHAR(10); &quot;    'plant structure' AND NOT ('has part' SOME &quot;; [.E23]; &quot;)&quot;; CHAR(10); &quot;)&quot;)" office:value-type="string" office:string-value="'plant structure presence' AND 'quality of' SOME (&#10;    'whole plant' AND NOT ('has part' SOME 'expanded immature true leaf')&#10;) AND 'depends on structure' ONLY (&#10;    'plant structure' AND NOT ('has part' SOME 'expanded immature true leaf')&#10;)" calcext:value-type="string">
            <text:p>'plant structure presence' AND 'quality of' SOME (</text:p>
            <text:p>    'whole plant' AND NOT ('has part' SOME 'expanded immature true leaf')</text:p>
            <text:p>) AND 'depends on structure' ONLY (</text:p>
            <text:p>    'plant structure' AND NOT ('has part' SOME 'expanded immature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4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4]; &quot;} trait that is a {quality of} a {whole plant} that does not have any &quot;; SUBSTITUTE(SUBSTITUTE([.E24]; &quot;'&quot;; &quot;&quot;); &quot;leaf&quot;; &quot;leaves&quot;); &quot; {$&quot;; [.E24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true leaf presence' AND 'has quality measurement' SOME (&#10;    'measurement datum' AND (&#10;        ('upper count' VALUE 0) OR ('upper percent' VALUE 0.0)&#10;    )&#10;) " calcext:value-type="string">
            <text:p>'expan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4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8" table:formula="of:=CONCATENATE(&quot;'plant structure presence' AND 'quality of' SOME (&quot;; CHAR(10); &quot;    'whole plant' AND NOT ('has part' SOME &quot;; [.E24]; &quot;)&quot;; CHAR(10); &quot;) AND 'depends on structure' ONLY (&quot;; CHAR(10); &quot;    'plant structure' AND NOT ('has part' SOME &quot;; [.E24]; &quot;)&quot;; CHAR(10); &quot;)&quot;)" office:value-type="string" office:string-value="'plant structure presence' AND 'quality of' SOME (&#10;    'whole plant' AND NOT ('has part' SOME 'expanding true leaf')&#10;) AND 'depends on structure' ONLY (&#10;    'plant structure' AND NOT ('has part' SOME 'expanding true leaf')&#10;)" calcext:value-type="string">
            <text:p>'plant structure presence' AND 'quality of' SOME (</text:p>
            <text:p>    'whole plant' AND NOT ('has part' SOME 'expanding true leaf')</text:p>
            <text:p>) AND 'depends on structure' ONLY (</text:p>
            <text:p>    'plant structure' AND NOT ('has part' SOME 'expanding true leaf')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6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8" table:formula="of:=CONCATENATE(&quot;A {&quot;; [.D26]; &quot;} trait that is a {quality of} a {whole plant} that does not have any &quot;; SUBSTITUTE(SUBSTITUTE([.E26]; &quot;'&quot;; &quot;s&quot;; 2); &quot;'&quot;; &quot;&quot;); &quot; {$&quot;; [.E26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eproductive structure presence' AND 'has quality measurement' SOME (&#10;    'measurement datum' AND (&#10;        ('upper count' VALUE 0) OR ('upper percent' VALUE 0.0)&#10;    )&#10;) " calcext:value-type="string">
            <text:p>'reproductive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6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8" table:formula="of:=CONCATENATE(&quot;'plant structure presence' AND 'quality of' SOME (&quot;; CHAR(10); &quot;    'whole plant' AND NOT ('has part' SOME &quot;; [.E26]; &quot;)&quot;; CHAR(10); &quot;) AND 'depends on structure' ONLY (&quot;; CHAR(10); &quot;    'plant structure' AND NOT ('has part' SOME &quot;; [.E26]; &quot;)&quot;; CHAR(10); &quot;)&quot;)" office:value-type="string" office:string-value="'plant structure presence' AND 'quality of' SOME (&#10;    'whole plant' AND NOT ('has part' SOME 'reproductive structure')&#10;) AND 'depends on structure' ONLY (&#10;    'plant structure' AND NOT ('has part' SOME 'reproductive structure')&#10;)" calcext:value-type="string">
            <text:p>'plant structure presence' AND 'quality of' SOME (</text:p>
            <text:p>    'whole plant' AND NOT ('has part' SOME 'reproductive structure')</text:p>
            <text:p>) AND 'depends on structure' ONLY (</text:p>
            <text:p>    'plant structure' AND NOT ('has part' SOME 'reproductive structure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table:formula="of:=SUBSTITUTE([.D27]; &quot; presence&quot;; &quot;s absent&quot;)" office:value-type="string" office:string-value="'floral structures absent'" calcext:value-type="string">
            <text:p>'floral structures absent'</text:p>
          </table:table-cell>
          <table:table-cell table:formula="of:=CONCATENATE(&quot;'&quot;; SUBSTITUTE(SUBSTITUTE([.E27]; &quot;PO:&quot;; &quot;&quot;); &quot;'&quot;; &quot;&quot;); &quot; presence'&quot;)" office:value-type="string" office:string-value="'floral structure presence'" calcext:value-type="string">
            <text:p>'floral structure presence'</text:p>
          </table:table-cell>
          <table:table-cell table:style-name="ce3" office:value-type="string" calcext:value-type="string">
            <text:p>'floral structure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floral structure presence'} trait that is a {quality of} a {whole plant} that does not have any floral structures {$'floral structure'}." calcext:value-type="string">
            <text:p>A {'floral structure presence'} trait that is a {quality of} a {whole plant} that does not have any floral structures {$'floral structure'}.</text:p>
          </table:table-cell>
          <table:table-cell table:style-name="ce5" table:formula="of:=CONCATENATE([.D2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ral structure presence' AND 'has quality measurement' SOME (&#10;    'measurement datum' AND (&#10;        ('upper count' VALUE 0) OR ('upper percent' VALUE 0.0)&#10;    )&#10;) " calcext:value-type="string">
            <text:p>'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7]; &quot;absent&quot;; &quot;present&quot;)" office:value-type="string" office:string-value="'floral structures present'" calcext:value-type="string">
            <text:p>'floral structures present'</text:p>
          </table:table-cell>
          <table:table-cell table:style-name="ce8" table:formula="of:=CONCATENATE(&quot;'plant structure presence' AND 'quality of' SOME (&quot;; CHAR(10); &quot;    'whole plant' AND NOT ('has part' SOME &quot;; [.E27]; &quot;)&quot;; CHAR(10); &quot;) AND 'depends on structure' ONLY (&quot;; CHAR(10); &quot;    'plant structure' AND NOT ('has part' SOME &quot;; [.E27]; &quot;)&quot;; CHAR(10); &quot;)&quot;)" office:value-type="string" office:string-value="'plant structure presence' AND 'quality of' SOME (&#10;    'whole plant' AND NOT ('has part' SOME 'floral structure')&#10;) AND 'depends on structure' ONLY (&#10;    'plant structure' AND NOT ('has part' SOME 'floral structure')&#10;)" calcext:value-type="string">
            <text:p>'plant structure presence' AND 'quality of' SOME (</text:p>
            <text:p>    'whole plant' AND NOT ('has part' SOME 'floral structure')</text:p>
            <text:p>) AND 'depends on structure' ONLY (</text:p>
            <text:p>    'plant structure' AND NOT ('has part' SOME 'floral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28]; &quot; presence&quot;; &quot;s absent&quot;)" office:value-type="string" office:string-value="'unopened floral structures absent'" calcext:value-type="string">
            <text:p>'unopened floral structures absent'</text:p>
          </table:table-cell>
          <table:table-cell table:formula="of:=SUBSTITUTE([.E28]; &quot;'&quot;; &quot; presence'&quot;; 2)" office:value-type="string" office:string-value="'unopened floral structure presence'" calcext:value-type="string">
            <text:p>'unopened floral structure presence'</text:p>
          </table:table-cell>
          <table:table-cell table:style-name="ce3" office:value-type="string" calcext:value-type="string">
            <text:p>'unopened floral structure'</text:p>
          </table:table-cell>
          <table:table-cell table:style-name="ce8" table:formula="of:=CONCATENATE(&quot;An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n {'unopened floral structure presence'} trait that is a {quality of} a {whole plant} that does not have any unopened floral structures {$'unopened floral structure'}." calcext:value-type="string">
            <text:p>An {'unopened floral structure presence'} trait that is a {quality of} a {whole plant} that does not have any unopened floral structures {$'unopened floral structure'}.</text:p>
          </table:table-cell>
          <table:table-cell table:style-name="ce5" table:formula="of:=CONCATENATE([.D2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ral structure presence' AND 'has quality measurement' SOME (&#10;    'measurement datum' AND (&#10;        ('upper count' VALUE 0) OR ('upper percent' VALUE 0.0)&#10;    )&#10;) " calcext:value-type="string">
            <text:p>'unopened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8]; &quot;absent&quot;; &quot;present&quot;)" office:value-type="string" office:string-value="'unopened floral structures present'" calcext:value-type="string">
            <text:p>'unopened floral structures present'</text:p>
          </table:table-cell>
          <table:table-cell table:style-name="ce8" table:formula="of:=CONCATENATE(&quot;'plant structure presence' AND 'quality of' SOME (&quot;; CHAR(10); &quot;    'whole plant' AND NOT ('has part' SOME &quot;; [.E28]; &quot;)&quot;; CHAR(10); &quot;) AND 'depends on structure' ONLY (&quot;; CHAR(10); &quot;    'plant structure' AND NOT ('has part' SOME &quot;; [.E28]; &quot;)&quot;; CHAR(10); &quot;)&quot;)" office:value-type="string" office:string-value="'plant structure presence' AND 'quality of' SOME (&#10;    'whole plant' AND NOT ('has part' SOME 'unopened floral structure')&#10;) AND 'depends on structure' ONLY (&#10;    'plant structure' AND NOT ('has part' SOME 'unopened floral structure')&#10;)" calcext:value-type="string">
            <text:p>'plant structure presence' AND 'quality of' SOME (</text:p>
            <text:p>    'whole plant' AND NOT ('has part' SOME 'unopened floral structure')</text:p>
            <text:p>) AND 'depends on structure' ONLY (</text:p>
            <text:p>    'plant structure' AND NOT ('has part' SOME 'unopened floral structure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29]; &quot; presence&quot;; &quot;s absent&quot;)" office:value-type="string" office:string-value="'opening floral structures absent'" calcext:value-type="string">
            <text:p>'opening floral structures absent'</text:p>
          </table:table-cell>
          <table:table-cell table:formula="of:=SUBSTITUTE([.E29]; &quot;'&quot;; &quot; presence'&quot;; 2)" office:value-type="string" office:string-value="'opening floral structure presence'" calcext:value-type="string">
            <text:p>'opening floral structure presence'</text:p>
          </table:table-cell>
          <table:table-cell table:style-name="ce3" office:value-type="string" calcext:value-type="string">
            <text:p>'opening floral structure'</text:p>
          </table:table-cell>
          <table:table-cell table:style-name="ce8" table:formula="of:=CONCATENATE(&quot;An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n {'opening floral structure presence'} trait that is a {quality of} a {whole plant} that does not have any opening floral structures {$'opening floral structure'}." calcext:value-type="string">
            <text:p>An {'opening floral structure presence'} trait that is a {quality of} a {whole plant} that does not have any opening floral structures {$'opening floral structure'}.</text:p>
          </table:table-cell>
          <table:table-cell table:style-name="ce5" table:formula="of:=CONCATENATE([.D2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ing floral structure presence' AND 'has quality measurement' SOME (&#10;    'measurement datum' AND (&#10;        ('upper count' VALUE 0) OR ('upper percent' VALUE 0.0)&#10;    )&#10;) " calcext:value-type="string">
            <text:p>'opening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9]; &quot;absent&quot;; &quot;present&quot;)" office:value-type="string" office:string-value="'opening floral structures present'" calcext:value-type="string">
            <text:p>'opening floral structures present'</text:p>
          </table:table-cell>
          <table:table-cell table:style-name="ce8" table:formula="of:=CONCATENATE(&quot;'plant structure presence' AND 'quality of' SOME (&quot;; CHAR(10); &quot;    'whole plant' AND NOT ('has part' SOME &quot;; [.E29]; &quot;)&quot;; CHAR(10); &quot;) AND 'depends on structure' ONLY (&quot;; CHAR(10); &quot;    'plant structure' AND NOT ('has part' SOME &quot;; [.E29]; &quot;)&quot;; CHAR(10); &quot;)&quot;)" office:value-type="string" office:string-value="'plant structure presence' AND 'quality of' SOME (&#10;    'whole plant' AND NOT ('has part' SOME 'opening floral structure')&#10;) AND 'depends on structure' ONLY (&#10;    'plant structure' AND NOT ('has part' SOME 'opening floral structure')&#10;)" calcext:value-type="string">
            <text:p>'plant structure presence' AND 'quality of' SOME (</text:p>
            <text:p>    'whole plant' AND NOT ('has part' SOME 'opening floral structure')</text:p>
            <text:p>) AND 'depends on structure' ONLY (</text:p>
            <text:p>    'plant structure' AND NOT ('has part' SOME 'opening floral structure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0]; &quot; presence&quot;; &quot;s absent&quot;)" office:value-type="string" office:string-value="'opened floral structures absent'" calcext:value-type="string">
            <text:p>'opened floral structures absent'</text:p>
          </table:table-cell>
          <table:table-cell table:formula="of:=SUBSTITUTE([.E30]; &quot;'&quot;; &quot; presence'&quot;; 2)" office:value-type="string" office:string-value="'opened floral structure presence'" calcext:value-type="string">
            <text:p>'opened floral structure presence'</text:p>
          </table:table-cell>
          <table:table-cell table:style-name="ce3" office:value-type="string" calcext:value-type="string">
            <text:p>'opened floral structure'</text:p>
          </table:table-cell>
          <table:table-cell table:style-name="ce8" table:formula="of:=CONCATENATE(&quot;An {&quot;; [.D30]; &quot;} trait that is a {quality of} a {whole plant} that does not have any &quot;; SUBSTITUTE(SUBSTITUTE([.E30]; &quot;'&quot;; &quot;s&quot;; 2); &quot;'&quot;; &quot;&quot;); &quot; {$&quot;; [.E30]; &quot;}.&quot;)" office:value-type="string" office:string-value="An {'opened floral structure presence'} trait that is a {quality of} a {whole plant} that does not have any opened floral structures {$'opened floral structure'}." calcext:value-type="string">
            <text:p>An {'opened floral structure presence'} trait that is a {quality of} a {whole plant} that does not have any opened floral structures {$'opened floral structure'}.</text:p>
          </table:table-cell>
          <table:table-cell table:style-name="ce5" table:formula="of:=CONCATENATE([.D3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ed floral structure presence' AND 'has quality measurement' SOME (&#10;    'measurement datum' AND (&#10;        ('upper count' VALUE 0) OR ('upper percent' VALUE 0.0)&#10;    )&#10;) " calcext:value-type="string">
            <text:p>'opened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0]; &quot;absent&quot;; &quot;present&quot;)" office:value-type="string" office:string-value="'opened floral structures present'" calcext:value-type="string">
            <text:p>'opened floral structures present'</text:p>
          </table:table-cell>
          <table:table-cell table:style-name="ce8" table:formula="of:=CONCATENATE(&quot;'plant structure presence' AND 'quality of' SOME (&quot;; CHAR(10); &quot;    'whole plant' AND NOT ('has part' SOME &quot;; [.E30]; &quot;)&quot;; CHAR(10); &quot;) AND 'depends on structure' ONLY (&quot;; CHAR(10); &quot;    'plant structure' AND NOT ('has part' SOME &quot;; [.E30]; &quot;)&quot;; CHAR(10); &quot;)&quot;)" office:value-type="string" office:string-value="'plant structure presence' AND 'quality of' SOME (&#10;    'whole plant' AND NOT ('has part' SOME 'opened floral structure')&#10;) AND 'depends on structure' ONLY (&#10;    'plant structure' AND NOT ('has part' SOME 'opened floral structure')&#10;)" calcext:value-type="string">
            <text:p>'plant structure presence' AND 'quality of' SOME (</text:p>
            <text:p>    'whole plant' AND NOT ('has part' SOME 'opened floral structure')</text:p>
            <text:p>) AND 'depends on structure' ONLY (</text:p>
            <text:p>    'plant structure' AND NOT ('has part' SOME 'opened floral structure'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1]; &quot; presence&quot;; &quot;s absent&quot;)" office:value-type="string" office:string-value="'pollen-releasing floral structures absent'" calcext:value-type="string">
            <text:p>'pollen-releasing floral structures absent'</text:p>
          </table:table-cell>
          <table:table-cell table:formula="of:=SUBSTITUTE([.E31]; &quot;'&quot;; &quot; presence'&quot;; 2)" office:value-type="string" office:string-value="'pollen-releasing floral structure presence'" calcext:value-type="string">
            <text:p>'pollen-releasing floral structure presence'</text:p>
          </table:table-cell>
          <table:table-cell table:style-name="ce3" office:value-type="string" calcext:value-type="string">
            <text:p>'pollen-releasing floral structure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pollen-releasing floral structure presence'} trait that is a {quality of} a {whole plant} that does not have any pollen-releasing floral structures {$'pollen-releasing floral structure'}." calcext:value-type="string">
            <text:p>A {'pollen-releasing floral structure presence'} trait that is a {quality of} a {whole plant} that does not have any pollen-releasing floral structures {$'pollen-releasing floral structure'}.</text:p>
          </table:table-cell>
          <table:table-cell table:style-name="ce5" table:formula="of:=CONCATENATE([.D3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ral structure presence' AND 'has quality measurement' SOME (&#10;    'measurement datum' AND (&#10;        ('upper count' VALUE 0) OR ('upper percent' VALUE 0.0)&#10;    )&#10;) " calcext:value-type="string">
            <text:p>'pollen-releasing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1]; &quot;absent&quot;; &quot;present&quot;)" office:value-type="string" office:string-value="'pollen-releasing floral structures present'" calcext:value-type="string">
            <text:p>'pollen-releasing floral structures present'</text:p>
          </table:table-cell>
          <table:table-cell table:style-name="ce8" table:formula="of:=CONCATENATE(&quot;'plant structure presence' AND 'quality of' SOME (&quot;; CHAR(10); &quot;    'whole plant' AND NOT ('has part' SOME &quot;; [.E31]; &quot;)&quot;; CHAR(10); &quot;) AND 'depends on structure' ONLY (&quot;; CHAR(10); &quot;    'plant structure' AND NOT ('has part' SOME &quot;; [.E31]; &quot;)&quot;; CHAR(10); &quot;)&quot;)" office:value-type="string" office:string-value="'plant structure presence' AND 'quality of' SOME (&#10;    'whole plant' AND NOT ('has part' SOME 'pollen-releasing floral structure')&#10;) AND 'depends on structure' ONLY (&#10;    'plant structure' AND NOT ('has part' SOME 'pollen-releasing floral structure')&#10;)" calcext:value-type="string">
            <text:p>'plant structure presence' AND 'quality of' SOME (</text:p>
            <text:p>    'whole plant' AND NOT ('has part' SOME 'pollen-releasing floral structure')</text:p>
            <text:p>) AND 'depends on structure' ONLY (</text:p>
            <text:p>    'plant structure' AND NOT ('has part' SOME 'pollen-releasing floral structure')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2]; &quot; presence&quot;; &quot;s absent&quot;)" office:value-type="string" office:string-value="'senesced floral structures absent'" calcext:value-type="string">
            <text:p>'senesced floral structures absent'</text:p>
          </table:table-cell>
          <table:table-cell table:formula="of:=CONCATENATE(&quot;'&quot;; SUBSTITUTE(SUBSTITUTE([.E32]; &quot;PO:&quot;; &quot;&quot;); &quot;'&quot;; &quot;&quot;); &quot; presence'&quot;)" office:value-type="string" office:string-value="'senesced floral structure presence'" calcext:value-type="string">
            <text:p>'senesced floral structure presence'</text:p>
          </table:table-cell>
          <table:table-cell table:style-name="ce3" office:value-type="string" calcext:value-type="string">
            <text:p>'senesced floral structure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senesced floral structure presence'} trait that is a {quality of} a {whole plant} that does not have any senesced floral structures {$'senesced floral structure'}." calcext:value-type="string">
            <text:p>A {'senesced floral structure presence'} trait that is a {quality of} a {whole plant} that does not have any senesced floral structures {$'senesced floral structure'}.</text:p>
          </table:table-cell>
          <table:table-cell table:style-name="ce5" table:formula="of:=CONCATENATE([.D3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ral structure presence' AND 'has quality measurement' SOME (&#10;    'measurement datum' AND (&#10;        ('upper count' VALUE 0) OR ('upper percent' VALUE 0.0)&#10;    )&#10;) " calcext:value-type="string">
            <text:p>'senesced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2]; &quot;absent&quot;; &quot;present&quot;)" office:value-type="string" office:string-value="'senesced floral structures present'" calcext:value-type="string">
            <text:p>'senesced floral structures present'</text:p>
          </table:table-cell>
          <table:table-cell table:style-name="ce8" table:formula="of:=CONCATENATE(&quot;'plant structure presence' AND 'quality of' SOME (&quot;; CHAR(10); &quot;    'whole plant' AND NOT ('has part' SOME &quot;; [.E32]; &quot;)&quot;; CHAR(10); &quot;) AND 'depends on structure' ONLY (&quot;; CHAR(10); &quot;    'plant structure' AND NOT ('has part' SOME &quot;; [.E32]; &quot;)&quot;; CHAR(10); &quot;)&quot;)" office:value-type="string" office:string-value="'plant structure presence' AND 'quality of' SOME (&#10;    'whole plant' AND NOT ('has part' SOME 'senesced floral structure')&#10;) AND 'depends on structure' ONLY (&#10;    'plant structure' AND NOT ('has part' SOME 'senesced floral structure')&#10;)" calcext:value-type="string">
            <text:p>'plant structure presence' AND 'quality of' SOME (</text:p>
            <text:p>    'whole plant' AND NOT ('has part' SOME 'senesced floral structure')</text:p>
            <text:p>) AND 'depends on structure' ONLY (</text:p>
            <text:p>    'plant structure' AND NOT ('has part' SOME 'senesced floral structure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3]; &quot; presence&quot;; &quot;s absent&quot;)" office:value-type="string" office:string-value="'flowers absent'" calcext:value-type="string">
            <text:p>'flowers ab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 {'flower presence'} trait that is a {quality of} a {whole plant} that does not have any PO:flowers {$PO:'flower'}." calcext:value-type="string">
            <text:p>A {'flower presence'} trait that is a {quality of} a {whole plant} that does not have any PO:flowers {$PO:'flower'}.</text:p>
          </table:table-cell>
          <table:table-cell table:style-name="ce5" table:formula="of:=CONCATENATE([.D3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presence' AND 'has quality measurement' SOME (&#10;    'measurement datum' AND (&#10;        ('upper count' VALUE 0) OR ('upper percent' VALUE 0.0)&#10;    )&#10;) " calcext:value-type="string">
            <text:p>'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3]; &quot;absent&quot;; &quot;present&quot;)" office:value-type="string" office:string-value="'flowers present'" calcext:value-type="string">
            <text:p>'flowers present'</text:p>
          </table:table-cell>
          <table:table-cell table:style-name="ce8" table:formula="of:=CONCATENATE(&quot;'plant structure presence' AND 'quality of' SOME (&quot;; CHAR(10); &quot;    'whole plant' AND NOT ('has part' SOME &quot;; [.E33]; &quot;)&quot;; CHAR(10); &quot;) AND 'depends on structure' ONLY (&quot;; CHAR(10); &quot;    'plant structure' AND NOT ('has part' SOME &quot;; [.E33]; &quot;)&quot;; CHAR(10); &quot;)&quot;)" office:value-type="string" office:string-value="'plant structure presence' AND 'quality of' SOME (&#10;    'whole plant' AND NOT ('has part' SOME PO:'flower')&#10;) AND 'depends on structure' ONLY (&#10;    'plant structure' AND NOT ('has part' SOME PO:'flower')&#10;)" calcext:value-type="string">
            <text:p>'plant structure presence' AND 'quality of' SOME (</text:p>
            <text:p>    'whole plant' AND NOT ('has part' SOME PO:'flower')</text:p>
            <text:p>) AND 'depends on structure' ONLY (</text:p>
            <text:p>    'plant structure' AND NOT ('has part' SOME PO:'flower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table:formula="of:=SUBSTITUTE([.D34]; &quot; presence&quot;; &quot;s absent&quot;)" office:value-type="string" office:string-value="'unopened flowers absent'" calcext:value-type="string">
            <text:p>'unopened flowers absent'</text:p>
          </table:table-cell>
          <table:table-cell table:formula="of:=SUBSTITUTE([.E34]; &quot;'&quot;; &quot; presence'&quot;; 2)" office:value-type="string" office:string-value="'unopened flower presence'" calcext:value-type="string">
            <text:p>'unopened flower presence'</text:p>
          </table:table-cell>
          <table:table-cell table:style-name="ce3" office:value-type="string" calcext:value-type="string">
            <text:p>'unopened flower'</text:p>
          </table:table-cell>
          <table:table-cell table:style-name="ce8" table:formula="of:=CONCATENATE(&quot;An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n {'unopened flower presence'} trait that is a {quality of} a {whole plant} that does not have any unopened flowers {$'unopened flower'}." calcext:value-type="string">
            <text:p>An {'unopened flower presence'} trait that is a {quality of} a {whole plant} that does not have any unopened flowers {$'unopened flower'}.</text:p>
          </table:table-cell>
          <table:table-cell table:style-name="ce5" table:formula="of:=CONCATENATE([.D3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wer presence' AND 'has quality measurement' SOME (&#10;    'measurement datum' AND (&#10;        ('upper count' VALUE 0) OR ('upper percent' VALUE 0.0)&#10;    )&#10;) " calcext:value-type="string">
            <text:p>'unopen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4]; &quot;absent&quot;; &quot;present&quot;)" office:value-type="string" office:string-value="'unopened flowers present'" calcext:value-type="string">
            <text:p>'unopened flowers present'</text:p>
          </table:table-cell>
          <table:table-cell table:style-name="ce8" table:formula="of:=CONCATENATE(&quot;'plant structure presence' AND 'quality of' SOME (&quot;; CHAR(10); &quot;    'whole plant' AND NOT ('has part' SOME &quot;; [.E34]; &quot;)&quot;; CHAR(10); &quot;) AND 'depends on structure' ONLY (&quot;; CHAR(10); &quot;    'plant structure' AND NOT ('has part' SOME &quot;; [.E34]; &quot;)&quot;; CHAR(10); &quot;)&quot;)" office:value-type="string" office:string-value="'plant structure presence' AND 'quality of' SOME (&#10;    'whole plant' AND NOT ('has part' SOME 'unopened flower')&#10;) AND 'depends on structure' ONLY (&#10;    'plant structure' AND NOT ('has part' SOME 'unopened flower')&#10;)" calcext:value-type="string">
            <text:p>'plant structure presence' AND 'quality of' SOME (</text:p>
            <text:p>    'whole plant' AND NOT ('has part' SOME 'unopened flower')</text:p>
            <text:p>) AND 'depends on structure' ONLY (</text:p>
            <text:p>    'plant structure' AND NOT ('has part' SOME 'unopened flower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formula="of:=SUBSTITUTE([.D35]; &quot; presence&quot;; &quot;s absent&quot;)" office:value-type="string" office:string-value="'opening flowers absent'" calcext:value-type="string">
            <text:p>'opening flowers ab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opening flower presence'" calcext:value-type="string">
            <text:p>'opening flower presence'</text:p>
          </table:table-cell>
          <table:table-cell table:style-name="ce3" office:value-type="string" calcext:value-type="string">
            <text:p>'opening flower'</text:p>
          </table:table-cell>
          <table:table-cell table:style-name="ce8" table:formula="of:=CONCATENATE(&quot;An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n {'opening flower presence'} trait that is a {quality of} a {whole plant} that does not have any opening flowers {$'opening flower'}." calcext:value-type="string">
            <text:p>An {'opening flower presence'} trait that is a {quality of} a {whole plant} that does not have any opening flowers {$'opening flower'}.</text:p>
          </table:table-cell>
          <table:table-cell table:style-name="ce5" table:formula="of:=CONCATENATE([.D3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ing flower presence' AND 'has quality measurement' SOME (&#10;    'measurement datum' AND (&#10;        ('upper count' VALUE 0) OR ('upper percent' VALUE 0.0)&#10;    )&#10;) " calcext:value-type="string">
            <text:p>'opening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5]; &quot;absent&quot;; &quot;present&quot;)" office:value-type="string" office:string-value="'opening flowers present'" calcext:value-type="string">
            <text:p>'opening flowers present'</text:p>
          </table:table-cell>
          <table:table-cell table:style-name="ce8" table:formula="of:=CONCATENATE(&quot;'plant structure presence' AND 'quality of' SOME (&quot;; CHAR(10); &quot;    'whole plant' AND NOT ('has part' SOME &quot;; [.E35]; &quot;)&quot;; CHAR(10); &quot;) AND 'depends on structure' ONLY (&quot;; CHAR(10); &quot;    'plant structure' AND NOT ('has part' SOME &quot;; [.E35]; &quot;)&quot;; CHAR(10); &quot;)&quot;)" office:value-type="string" office:string-value="'plant structure presence' AND 'quality of' SOME (&#10;    'whole plant' AND NOT ('has part' SOME 'opening flower')&#10;) AND 'depends on structure' ONLY (&#10;    'plant structure' AND NOT ('has part' SOME 'opening flower')&#10;)" calcext:value-type="string">
            <text:p>'plant structure presence' AND 'quality of' SOME (</text:p>
            <text:p>    'whole plant' AND NOT ('has part' SOME 'opening flower')</text:p>
            <text:p>) AND 'depends on structure' ONLY (</text:p>
            <text:p>    'plant structure' AND NOT ('has part' SOME 'opening flower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formula="of:=SUBSTITUTE([.D36]; &quot; presence&quot;; &quot;s absent&quot;)" office:value-type="string" office:string-value="'opened flowers absent'" calcext:value-type="string">
            <text:p>'opened flowers absent'</text:p>
          </table:table-cell>
          <table:table-cell table:formula="of:=SUBSTITUTE([.E36]; &quot;'&quot;; &quot; presence'&quot;; 2)" office:value-type="string" office:string-value="'opened flower presence'" calcext:value-type="string">
            <text:p>'opened flower presence'</text:p>
          </table:table-cell>
          <table:table-cell table:style-name="ce3" office:value-type="string" calcext:value-type="string">
            <text:p>'opened flower'</text:p>
          </table:table-cell>
          <table:table-cell table:style-name="ce8" table:formula="of:=CONCATENATE(&quot;An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n {'opened flower presence'} trait that is a {quality of} a {whole plant} that does not have any opened flowers {$'opened flower'}." calcext:value-type="string">
            <text:p>An {'opened flower presence'} trait that is a {quality of} a {whole plant} that does not have any opened flowers {$'opened flower'}.</text:p>
          </table:table-cell>
          <table:table-cell table:style-name="ce5" table:formula="of:=CONCATENATE([.D3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ed flower presence' AND 'has quality measurement' SOME (&#10;    'measurement datum' AND (&#10;        ('upper count' VALUE 0) OR ('upper percent' VALUE 0.0)&#10;    )&#10;) " calcext:value-type="string">
            <text:p>'open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6]; &quot;absent&quot;; &quot;present&quot;)" office:value-type="string" office:string-value="'opened flowers present'" calcext:value-type="string">
            <text:p>'opened flowers present'</text:p>
          </table:table-cell>
          <table:table-cell table:style-name="ce8" table:formula="of:=CONCATENATE(&quot;'plant structure presence' AND 'quality of' SOME (&quot;; CHAR(10); &quot;    'whole plant' AND NOT ('has part' SOME &quot;; [.E36]; &quot;)&quot;; CHAR(10); &quot;) AND 'depends on structure' ONLY (&quot;; CHAR(10); &quot;    'plant structure' AND NOT ('has part' SOME &quot;; [.E36]; &quot;)&quot;; CHAR(10); &quot;)&quot;)" office:value-type="string" office:string-value="'plant structure presence' AND 'quality of' SOME (&#10;    'whole plant' AND NOT ('has part' SOME 'opened flower')&#10;) AND 'depends on structure' ONLY (&#10;    'plant structure' AND NOT ('has part' SOME 'opened flower')&#10;)" calcext:value-type="string">
            <text:p>'plant structure presence' AND 'quality of' SOME (</text:p>
            <text:p>    'whole plant' AND NOT ('has part' SOME 'opened flower')</text:p>
            <text:p>) AND 'depends on structure' ONLY (</text:p>
            <text:p>    'plant structure' AND NOT ('has part' SOME 'opened flower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formula="of:=SUBSTITUTE([.D37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37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3" office:value-type="string" calcext:value-type="string">
            <text:p>'pollen-releasing flower'</text:p>
          </table:table-cell>
          <table:table-cell table:style-name="ce8" table:formula="of:=CONCATENATE(&quot;A {&quot;; [.D37]; &quot;} trait that is a {quality of} a {whole plant} that does not have any &quot;; SUBSTITUTE(SUBSTITUTE([.E37]; &quot;'&quot;; &quot;s&quot;; 2); &quot;'&quot;; &quot;&quot;); &quot; {$&quot;; [.E37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5" table:formula="of:=CONCATENATE([.D3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wer presence' AND 'has quality measurement' SOME (&#10;    'measurement datum' AND (&#10;        ('upper count' VALUE 0) OR ('upper percent' VALUE 0.0)&#10;    )&#10;) " calcext:value-type="string">
            <text:p>'pollen-releasing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7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8" table:formula="of:=CONCATENATE(&quot;'plant structure presence' AND 'quality of' SOME (&quot;; CHAR(10); &quot;    'whole plant' AND NOT ('has part' SOME &quot;; [.E37]; &quot;)&quot;; CHAR(10); &quot;) AND 'depends on structure' ONLY (&quot;; CHAR(10); &quot;    'plant structure' AND NOT ('has part' SOME &quot;; [.E37]; &quot;)&quot;; CHAR(10); &quot;)&quot;)" office:value-type="string" office:string-value="'plant structure presence' AND 'quality of' SOME (&#10;    'whole plant' AND NOT ('has part' SOME 'pollen-releasing flower')&#10;) AND 'depends on structure' ONLY (&#10;    'plant structure' AND NOT ('has part' SOME 'pollen-releasing flower')&#10;)" calcext:value-type="string">
            <text:p>'plant structure presence' AND 'quality of' SOME (</text:p>
            <text:p>    'whole plant' AND NOT ('has part' SOME 'pollen-releasing flower')</text:p>
            <text:p>) AND 'depends on structure' ONLY (</text:p>
            <text:p>    'plant structure' AND NOT ('has part' SOME 'pollen-releasing flower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formula="of:=SUBSTITUTE([.D38]; &quot; presence&quot;; &quot;s absent&quot;)" office:value-type="string" office:string-value="'senesced flowers absent'" calcext:value-type="string">
            <text:p>'senesced flowers absent'</text:p>
          </table:table-cell>
          <table:table-cell table:formula="of:=SUBSTITUTE([.E38]; &quot;'&quot;; &quot; presence'&quot;; 2)" office:value-type="string" office:string-value="'senesced flower presence'" calcext:value-type="string">
            <text:p>'senesced flower presence'</text:p>
          </table:table-cell>
          <table:table-cell table:style-name="ce3" office:value-type="string" calcext:value-type="string">
            <text:p>'senesced flower'</text:p>
          </table:table-cell>
          <table:table-cell table:style-name="ce8" table:formula="of:=CONCATENATE(&quot;A {&quot;; [.D38]; &quot;} trait that is a {quality of} a {whole plant} that does not have any &quot;; SUBSTITUTE(SUBSTITUTE([.E38]; &quot;'&quot;; &quot;s&quot;; 2); &quot;'&quot;; &quot;&quot;); &quot; {$&quot;; [.E38]; &quot;}.&quot;)" office:value-type="string" office:string-value="A {'senesced flower presence'} trait that is a {quality of} a {whole plant} that does not have any senesced flowers {$'senesced flower'}." calcext:value-type="string">
            <text:p>A {'senesced flower presence'} trait that is a {quality of} a {whole plant} that does not have any senesced flowers {$'senesced flower'}.</text:p>
          </table:table-cell>
          <table:table-cell table:style-name="ce5" table:formula="of:=CONCATENATE([.D3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wer presence' AND 'has quality measurement' SOME (&#10;    'measurement datum' AND (&#10;        ('upper count' VALUE 0) OR ('upper percent' VALUE 0.0)&#10;    )&#10;) " calcext:value-type="string">
            <text:p>'senesc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8]; &quot;absent&quot;; &quot;present&quot;)" office:value-type="string" office:string-value="'senesced flowers present'" calcext:value-type="string">
            <text:p>'senesced flowers present'</text:p>
          </table:table-cell>
          <table:table-cell table:style-name="ce8" table:formula="of:=CONCATENATE(&quot;'plant structure presence' AND 'quality of' SOME (&quot;; CHAR(10); &quot;    'whole plant' AND NOT ('has part' SOME &quot;; [.E38]; &quot;)&quot;; CHAR(10); &quot;) AND 'depends on structure' ONLY (&quot;; CHAR(10); &quot;    'plant structure' AND NOT ('has part' SOME &quot;; [.E38]; &quot;)&quot;; CHAR(10); &quot;)&quot;)" office:value-type="string" office:string-value="'plant structure presence' AND 'quality of' SOME (&#10;    'whole plant' AND NOT ('has part' SOME 'senesced flower')&#10;) AND 'depends on structure' ONLY (&#10;    'plant structure' AND NOT ('has part' SOME 'senesced flower')&#10;)" calcext:value-type="string">
            <text:p>'plant structure presence' AND 'quality of' SOME (</text:p>
            <text:p>    'whole plant' AND NOT ('has part' SOME 'senesced flower')</text:p>
            <text:p>) AND 'depends on structure' ONLY (</text:p>
            <text:p>    'plant structure' AND NOT ('has part' SOME 'senesced flower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formula="of:=SUBSTITUTE([.D39]; &quot; presence&quot;; &quot;s absent&quot;)" office:value-type="string" office:string-value="'flower heads absent'" calcext:value-type="string">
            <text:p>'flower heads absent'</text:p>
          </table:table-cell>
          <table:table-cell office:value-type="string" calcext:value-type="string">
            <text:p>'flower head presence'</text:p>
          </table:table-cell>
          <table:table-cell table:style-name="ce3" office:value-type="string" calcext:value-type="string">
            <text:p>PO:'inflorescence'</text:p>
          </table:table-cell>
          <table:table-cell table:style-name="ce8" table:formula="of:=CONCATENATE(&quot;A {&quot;; [.D39]; &quot;} trait that is a {quality of} a {whole plant} that does not have any &quot;; SUBSTITUTE(SUBSTITUTE([.E39]; &quot;'&quot;; &quot;s&quot;; 2); &quot;'&quot;; &quot;&quot;); &quot; {$&quot;; [.E39]; &quot;}.&quot;)" office:value-type="string" office:string-value="A {'flower head presence'} trait that is a {quality of} a {whole plant} that does not have any PO:inflorescences {$PO:'inflorescence'}." calcext:value-type="string">
            <text:p>A {'flower head presence'} trait that is a {quality of} a {whole plant} that does not have any PO:inflorescences {$PO:'inflorescence'}.</text:p>
          </table:table-cell>
          <table:table-cell table:style-name="ce5" table:formula="of:=CONCATENATE([.D3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head presence' AND 'has quality measurement' SOME (&#10;    'measurement datum' AND (&#10;        ('upper count' VALUE 0) OR ('upper percent' VALUE 0.0)&#10;    )&#10;) " calcext:value-type="string">
            <text:p>'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9]; &quot;absent&quot;; &quot;present&quot;)" office:value-type="string" office:string-value="'flower heads present'" calcext:value-type="string">
            <text:p>'flower heads present'</text:p>
          </table:table-cell>
          <table:table-cell table:style-name="ce8" table:formula="of:=CONCATENATE(&quot;'plant structure presence' AND 'quality of' SOME (&quot;; CHAR(10); &quot;    'whole plant' AND NOT ('has part' SOME &quot;; [.E39]; &quot;)&quot;; CHAR(10); &quot;) AND 'depends on structure' ONLY (&quot;; CHAR(10); &quot;    'plant structure' AND NOT ('has part' SOME &quot;; [.E39]; &quot;)&quot;; CHAR(10); &quot;)&quot;)" office:value-type="string" office:string-value="'plant structure presence' AND 'quality of' SOME (&#10;    'whole plant' AND NOT ('has part' SOME PO:'inflorescence')&#10;) AND 'depends on structure' ONLY (&#10;    'plant structure' AND NOT ('has part' SOME PO:'inflorescence')&#10;)" calcext:value-type="string">
            <text:p>'plant structure presence' AND 'quality of' SOME (</text:p>
            <text:p>    'whole plant' AND NOT ('has part' SOME PO:'inflorescence')</text:p>
            <text:p>) AND 'depends on structure' ONLY (</text:p>
            <text:p>    'plant structure' AND NOT ('has part' SOME PO:'inflorescence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formula="of:=SUBSTITUTE([.D40]; &quot; presence&quot;; &quot;s absent&quot;)" office:value-type="string" office:string-value="'unopened flower heads absent'" calcext:value-type="string">
            <text:p>'unopened flower heads absent'</text:p>
          </table:table-cell>
          <table:table-cell table:formula="of:=SUBSTITUTE([.E40]; &quot;'&quot;; &quot; presence'&quot;; 2)" office:value-type="string" office:string-value="'unopened flower head presence'" calcext:value-type="string">
            <text:p>'unopened flower head presence'</text:p>
          </table:table-cell>
          <table:table-cell table:style-name="ce3" office:value-type="string" calcext:value-type="string">
            <text:p>'unopened flower head'</text:p>
          </table:table-cell>
          <table:table-cell table:style-name="ce8" table:formula="of:=CONCATENATE(&quot;An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n {'unopened flower head presence'} trait that is a {quality of} a {whole plant} that does not have any unopened flower heads {$'unopened flower head'}." calcext:value-type="string">
            <text:p>An {'unopened flower head presence'} trait that is a {quality of} a {whole plant} that does not have any unopened flower heads {$'unopened flower head'}.</text:p>
          </table:table-cell>
          <table:table-cell table:style-name="ce5" table:formula="of:=CONCATENATE([.D4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wer head presence' AND 'has quality measurement' SOME (&#10;    'measurement datum' AND (&#10;        ('upper count' VALUE 0) OR ('upper percent' VALUE 0.0)&#10;    )&#10;) " calcext:value-type="string">
            <text:p>'unopened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0]; &quot;absent&quot;; &quot;present&quot;)" office:value-type="string" office:string-value="'unopened flower heads present'" calcext:value-type="string">
            <text:p>'unopened flower heads present'</text:p>
          </table:table-cell>
          <table:table-cell table:style-name="ce8" table:formula="of:=CONCATENATE(&quot;'plant structure presence' AND 'quality of' SOME (&quot;; CHAR(10); &quot;    'whole plant' AND NOT ('has part' SOME &quot;; [.E40]; &quot;)&quot;; CHAR(10); &quot;) AND 'depends on structure' ONLY (&quot;; CHAR(10); &quot;    'plant structure' AND NOT ('has part' SOME &quot;; [.E40]; &quot;)&quot;; CHAR(10); &quot;)&quot;)" office:value-type="string" office:string-value="'plant structure presence' AND 'quality of' SOME (&#10;    'whole plant' AND NOT ('has part' SOME 'unopened flower head')&#10;) AND 'depends on structure' ONLY (&#10;    'plant structure' AND NOT ('has part' SOME 'unopened flower head')&#10;)" calcext:value-type="string">
            <text:p>'plant structure presence' AND 'quality of' SOME (</text:p>
            <text:p>    'whole plant' AND NOT ('has part' SOME 'unopened flower head')</text:p>
            <text:p>) AND 'depends on structure' ONLY (</text:p>
            <text:p>    'plant structure' AND NOT ('has part' SOME 'unopened flower head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formula="of:=SUBSTITUTE([.D41]; &quot; presence&quot;; &quot;s absent&quot;)" office:value-type="string" office:string-value="'opening flower heads absent'" calcext:value-type="string">
            <text:p>'opening flower heads absent'</text:p>
          </table:table-cell>
          <table:table-cell table:formula="of:=SUBSTITUTE([.E41]; &quot;'&quot;; &quot; presence'&quot;; 2)" office:value-type="string" office:string-value="'opening flower head presence'" calcext:value-type="string">
            <text:p>'opening flower head presence'</text:p>
          </table:table-cell>
          <table:table-cell table:style-name="ce3" office:value-type="string" calcext:value-type="string">
            <text:p>'opening flower head'</text:p>
          </table:table-cell>
          <table:table-cell table:style-name="ce8" table:formula="of:=CONCATENATE(&quot;An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n {'opening flower head presence'} trait that is a {quality of} a {whole plant} that does not have any opening flower heads {$'opening flower head'}." calcext:value-type="string">
            <text:p>An {'opening flower head presence'} trait that is a {quality of} a {whole plant} that does not have any opening flower heads {$'opening flower head'}.</text:p>
          </table:table-cell>
          <table:table-cell table:style-name="ce5" table:formula="of:=CONCATENATE([.D4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ing flower head presence' AND 'has quality measurement' SOME (&#10;    'measurement datum' AND (&#10;        ('upper count' VALUE 0) OR ('upper percent' VALUE 0.0)&#10;    )&#10;) " calcext:value-type="string">
            <text:p>'opening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1]; &quot;absent&quot;; &quot;present&quot;)" office:value-type="string" office:string-value="'opening flower heads present'" calcext:value-type="string">
            <text:p>'opening flower heads present'</text:p>
          </table:table-cell>
          <table:table-cell table:style-name="ce8" table:formula="of:=CONCATENATE(&quot;'plant structure presence' AND 'quality of' SOME (&quot;; CHAR(10); &quot;    'whole plant' AND NOT ('has part' SOME &quot;; [.E41]; &quot;)&quot;; CHAR(10); &quot;) AND 'depends on structure' ONLY (&quot;; CHAR(10); &quot;    'plant structure' AND NOT ('has part' SOME &quot;; [.E41]; &quot;)&quot;; CHAR(10); &quot;)&quot;)" office:value-type="string" office:string-value="'plant structure presence' AND 'quality of' SOME (&#10;    'whole plant' AND NOT ('has part' SOME 'opening flower head')&#10;) AND 'depends on structure' ONLY (&#10;    'plant structure' AND NOT ('has part' SOME 'opening flower head')&#10;)" calcext:value-type="string">
            <text:p>'plant structure presence' AND 'quality of' SOME (</text:p>
            <text:p>    'whole plant' AND NOT ('has part' SOME 'opening flower head')</text:p>
            <text:p>) AND 'depends on structure' ONLY (</text:p>
            <text:p>    'plant structure' AND NOT ('has part' SOME 'opening flower head'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formula="of:=SUBSTITUTE([.D42]; &quot; presence&quot;; &quot;s absent&quot;)" office:value-type="string" office:string-value="'opened flower heads absent'" calcext:value-type="string">
            <text:p>'opened flower heads absent'</text:p>
          </table:table-cell>
          <table:table-cell table:formula="of:=SUBSTITUTE([.E42]; &quot;'&quot;; &quot; presence'&quot;; 2)" office:value-type="string" office:string-value="'opened flower head presence'" calcext:value-type="string">
            <text:p>'opened flower head presence'</text:p>
          </table:table-cell>
          <table:table-cell table:style-name="ce3" office:value-type="string" calcext:value-type="string">
            <text:p>'opened flower head'</text:p>
          </table:table-cell>
          <table:table-cell table:style-name="ce8" table:formula="of:=CONCATENATE(&quot;An {&quot;; [.D42]; &quot;} trait that is a {quality of} a {whole plant} that does not have any &quot;; SUBSTITUTE(SUBSTITUTE([.E42]; &quot;'&quot;; &quot;s&quot;; 2); &quot;'&quot;; &quot;&quot;); &quot; {$&quot;; [.E42]; &quot;}.&quot;)" office:value-type="string" office:string-value="An {'opened flower head presence'} trait that is a {quality of} a {whole plant} that does not have any opened flower heads {$'opened flower head'}." calcext:value-type="string">
            <text:p>An {'opened flower head presence'} trait that is a {quality of} a {whole plant} that does not have any opened flower heads {$'opened flower head'}.</text:p>
          </table:table-cell>
          <table:table-cell table:style-name="ce5" table:formula="of:=CONCATENATE([.D4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ed flower head presence' AND 'has quality measurement' SOME (&#10;    'measurement datum' AND (&#10;        ('upper count' VALUE 0) OR ('upper percent' VALUE 0.0)&#10;    )&#10;) " calcext:value-type="string">
            <text:p>'opened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2]; &quot;absent&quot;; &quot;present&quot;)" office:value-type="string" office:string-value="'opened flower heads present'" calcext:value-type="string">
            <text:p>'opened flower heads present'</text:p>
          </table:table-cell>
          <table:table-cell table:style-name="ce8" table:formula="of:=CONCATENATE(&quot;'plant structure presence' AND 'quality of' SOME (&quot;; CHAR(10); &quot;    'whole plant' AND NOT ('has part' SOME &quot;; [.E42]; &quot;)&quot;; CHAR(10); &quot;) AND 'depends on structure' ONLY (&quot;; CHAR(10); &quot;    'plant structure' AND NOT ('has part' SOME &quot;; [.E42]; &quot;)&quot;; CHAR(10); &quot;)&quot;)" office:value-type="string" office:string-value="'plant structure presence' AND 'quality of' SOME (&#10;    'whole plant' AND NOT ('has part' SOME 'opened flower head')&#10;) AND 'depends on structure' ONLY (&#10;    'plant structure' AND NOT ('has part' SOME 'opened flower head')&#10;)" calcext:value-type="string">
            <text:p>'plant structure presence' AND 'quality of' SOME (</text:p>
            <text:p>    'whole plant' AND NOT ('has part' SOME 'opened flower head')</text:p>
            <text:p>) AND 'depends on structure' ONLY (</text:p>
            <text:p>    'plant structure' AND NOT ('has part' SOME 'opened flower hea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formula="of:=SUBSTITUTE([.D43]; &quot; presence&quot;; &quot;s absent&quot;)" office:value-type="string" office:string-value="'pollen-releasing flower heads absent'" calcext:value-type="string">
            <text:p>'pollen-releasing flower heads absent'</text:p>
          </table:table-cell>
          <table:table-cell table:formula="of:=SUBSTITUTE([.E43]; &quot;'&quot;; &quot; presence'&quot;; 2)" office:value-type="string" office:string-value="'pollen-releasing flower head presence'" calcext:value-type="string">
            <text:p>'pollen-releasing flower head presence'</text:p>
          </table:table-cell>
          <table:table-cell table:style-name="ce3" office:value-type="string" calcext:value-type="string">
            <text:p>'pollen-releasing flower head'</text:p>
          </table:table-cell>
          <table:table-cell table:style-name="ce8" table:formula="of:=CONCATENATE(&quot;A {&quot;; [.D43]; &quot;} trait that is a {quality of} a {whole plant} that does not have any &quot;; SUBSTITUTE(SUBSTITUTE([.E43]; &quot;'&quot;; &quot;s&quot;; 2); &quot;'&quot;; &quot;&quot;); &quot; {$&quot;; [.E43]; &quot;}.&quot;)" office:value-type="string" office:string-value="A {'pollen-releasing flower head presence'} trait that is a {quality of} a {whole plant} that does not have any pollen-releasing flower heads {$'pollen-releasing flower head'}." calcext:value-type="string">
            <text:p>A {'pollen-releasing flower head presence'} trait that is a {quality of} a {whole plant} that does not have any pollen-releasing flower heads {$'pollen-releasing flower head'}.</text:p>
          </table:table-cell>
          <table:table-cell table:style-name="ce5" table:formula="of:=CONCATENATE([.D4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wer head presence' AND 'has quality measurement' SOME (&#10;    'measurement datum' AND (&#10;        ('upper count' VALUE 0) OR ('upper percent' VALUE 0.0)&#10;    )&#10;) " calcext:value-type="string">
            <text:p>'pollen-releasing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3]; &quot;absent&quot;; &quot;present&quot;)" office:value-type="string" office:string-value="'pollen-releasing flower heads present'" calcext:value-type="string">
            <text:p>'pollen-releasing flower heads present'</text:p>
          </table:table-cell>
          <table:table-cell table:style-name="ce8" table:formula="of:=CONCATENATE(&quot;'plant structure presence' AND 'quality of' SOME (&quot;; CHAR(10); &quot;    'whole plant' AND NOT ('has part' SOME &quot;; [.E43]; &quot;)&quot;; CHAR(10); &quot;) AND 'depends on structure' ONLY (&quot;; CHAR(10); &quot;    'plant structure' AND NOT ('has part' SOME &quot;; [.E43]; &quot;)&quot;; CHAR(10); &quot;)&quot;)" office:value-type="string" office:string-value="'plant structure presence' AND 'quality of' SOME (&#10;    'whole plant' AND NOT ('has part' SOME 'pollen-releasing flower head')&#10;) AND 'depends on structure' ONLY (&#10;    'plant structure' AND NOT ('has part' SOME 'pollen-releasing flower head')&#10;)" calcext:value-type="string">
            <text:p>'plant structure presence' AND 'quality of' SOME (</text:p>
            <text:p>    'whole plant' AND NOT ('has part' SOME 'pollen-releasing flower head')</text:p>
            <text:p>) AND 'depends on structure' ONLY (</text:p>
            <text:p>    'plant structure' AND NOT ('has part' SOME 'pollen-releasing flower hea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formula="of:=SUBSTITUTE([.D44]; &quot; presence&quot;; &quot;s absent&quot;)" office:value-type="string" office:string-value="'senesced flower heads absent'" calcext:value-type="string">
            <text:p>'senesced flower heads absent'</text:p>
          </table:table-cell>
          <table:table-cell table:formula="of:=SUBSTITUTE([.E44]; &quot;'&quot;; &quot; presence'&quot;; 2)" office:value-type="string" office:string-value="'senesced flower head presence'" calcext:value-type="string">
            <text:p>'senesced flower head presence'</text:p>
          </table:table-cell>
          <table:table-cell table:style-name="ce3" office:value-type="string" calcext:value-type="string">
            <text:p>'senesced flower head'</text:p>
          </table:table-cell>
          <table:table-cell table:style-name="ce8" table:formula="of:=CONCATENATE(&quot;A {&quot;; [.D44]; &quot;} trait that is a {quality of} a {whole plant} that does not have any &quot;; SUBSTITUTE(SUBSTITUTE([.E44]; &quot;'&quot;; &quot;s&quot;; 2); &quot;'&quot;; &quot;&quot;); &quot; {$&quot;; [.E44]; &quot;}.&quot;)" office:value-type="string" office:string-value="A {'senesced flower head presence'} trait that is a {quality of} a {whole plant} that does not have any senesced flower heads {$'senesced flower head'}." calcext:value-type="string">
            <text:p>A {'senesced flower head presence'} trait that is a {quality of} a {whole plant} that does not have any senesced flower heads {$'senesced flower head'}.</text:p>
          </table:table-cell>
          <table:table-cell table:style-name="ce5" table:formula="of:=CONCATENATE([.D4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wer head presence' AND 'has quality measurement' SOME (&#10;    'measurement datum' AND (&#10;        ('upper count' VALUE 0) OR ('upper percent' VALUE 0.0)&#10;    )&#10;) " calcext:value-type="string">
            <text:p>'senesced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4]; &quot;absent&quot;; &quot;present&quot;)" office:value-type="string" office:string-value="'senesced flower heads present'" calcext:value-type="string">
            <text:p>'senesced flower heads present'</text:p>
          </table:table-cell>
          <table:table-cell table:style-name="ce8" table:formula="of:=CONCATENATE(&quot;'plant structure presence' AND 'quality of' SOME (&quot;; CHAR(10); &quot;    'whole plant' AND NOT ('has part' SOME &quot;; [.E44]; &quot;)&quot;; CHAR(10); &quot;) AND 'depends on structure' ONLY (&quot;; CHAR(10); &quot;    'plant structure' AND NOT ('has part' SOME &quot;; [.E44]; &quot;)&quot;; CHAR(10); &quot;)&quot;)" office:value-type="string" office:string-value="'plant structure presence' AND 'quality of' SOME (&#10;    'whole plant' AND NOT ('has part' SOME 'senesced flower head')&#10;) AND 'depends on structure' ONLY (&#10;    'plant structure' AND NOT ('has part' SOME 'senesced flower head')&#10;)" calcext:value-type="string">
            <text:p>'plant structure presence' AND 'quality of' SOME (</text:p>
            <text:p>    'whole plant' AND NOT ('has part' SOME 'senesced flower head')</text:p>
            <text:p>) AND 'depends on structure' ONLY (</text:p>
            <text:p>    'plant structure' AND NOT ('has part' SOME 'senesced flower hea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table:formula="of:=SUBSTITUTE([.D45]; &quot; presence&quot;; &quot;s absent&quot;)" office:value-type="string" office:string-value="'fruits absent'" calcext:value-type="string">
            <text:p>'fruits absent'</text:p>
          </table:table-cell>
          <table:table-cell office:value-type="string" calcext:value-type="string">
            <text:p>'fruit presence'</text:p>
          </table:table-cell>
          <table:table-cell table:style-name="ce3" office:value-type="string" calcext:value-type="string">
            <text:p>'simple fruit or compound fruit'</text:p>
          </table:table-cell>
          <table:table-cell table:style-name="ce8" table:formula="of:=CONCATENATE(&quot;A {&quot;; [.D45]; &quot;} trait that is a {quality of} a {whole plant} that does not have any &quot;; SUBSTITUTE(SUBSTITUTE([.E45]; &quot;fruit&quot;; &quot;fruits&quot;); &quot;'&quot;; &quot;&quot;); &quot; {$&quot;; [.E45]; &quot;}.&quot;)" office:value-type="string" office:string-value="A {'fruit presence'} trait that is a {quality of} a {whole plant} that does not have any simple fruits or compound fruits {$'simple fruit or compound fruit'}." calcext:value-type="string">
            <text:p>A {'fruit presence'} trait that is a {quality of} a {whole plant} that does not have any simple fruits or compound fruits {$'simple fruit or compound fruit'}.</text:p>
          </table:table-cell>
          <table:table-cell table:style-name="ce5" table:formula="of:=CONCATENATE([.D4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uit presence' AND 'has quality measurement' SOME (&#10;    'measurement datum' AND (&#10;        ('upper count' VALUE 0) OR ('upper percent' VALUE 0.0)&#10;    )&#10;) " calcext:value-type="string">
            <text:p>'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5]; &quot;absent&quot;; &quot;present&quot;)" office:value-type="string" office:string-value="'fruits present'" calcext:value-type="string">
            <text:p>'fruits present'</text:p>
          </table:table-cell>
          <table:table-cell table:style-name="ce8" table:formula="of:=CONCATENATE(&quot;'plant structure presence' AND 'quality of' SOME (&quot;; CHAR(10); &quot;    'whole plant' AND NOT ('has part' SOME &quot;; [.E45]; &quot;)&quot;; CHAR(10); &quot;) AND 'depends on structure' ONLY (&quot;; CHAR(10); &quot;    'plant structure' AND NOT ('has part' SOME &quot;; [.E45]; &quot;)&quot;; CHAR(10); &quot;)&quot;)" office:value-type="string" office:string-value="'plant structure presence' AND 'quality of' SOME (&#10;    'whole plant' AND NOT ('has part' SOME 'simple fruit or compound fruit')&#10;) AND 'depends on structure' ONLY (&#10;    'plant structure' AND NOT ('has part' SOME 'simple fruit or compound fruit')&#10;)" calcext:value-type="string">
            <text:p>'plant structure presence' AND 'quality of' SOME (</text:p>
            <text:p>    'whole plant' AND NOT ('has part' SOME 'simple fruit or compound fruit')</text:p>
            <text:p>) AND 'depends on structure' ONLY (</text:p>
            <text:p>    'plant structure' AND NOT ('has part' SOME 'simple fruit or compound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formula="of:=SUBSTITUTE([.D46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46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8" table:formula="of:=CONCATENATE(&quot;A {&quot;; [.D46]; &quot;} trait that is a {quality of} a {whole plant} that does not have any &quot;; SUBSTITUTE(SUBSTITUTE([.E46]; &quot;'&quot;; &quot;s&quot;; 2); &quot;'&quot;; &quot;&quot;); &quot; {$&quot;; [.E46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5" table:formula="of:=CONCATENATE([.D4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fruit presence' AND 'has quality measurement' SOME (&#10;    'measurement datum' AND (&#10;        ('upper count' VALUE 0) OR ('upper percent' VALUE 0.0)&#10;    )&#10;) " calcext:value-type="string">
            <text:p>'ripening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6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8" table:formula="of:=CONCATENATE(&quot;'plant structure presence' AND 'quality of' SOME (&quot;; CHAR(10); &quot;    'whole plant' AND NOT ('has part' SOME &quot;; [.E46]; &quot;)&quot;; CHAR(10); &quot;) AND 'depends on structure' ONLY (&quot;; CHAR(10); &quot;    'plant structure' AND NOT ('has part' SOME &quot;; [.E46]; &quot;)&quot;; CHAR(10); &quot;)&quot;)" office:value-type="string" office:string-value="'plant structure presence' AND 'quality of' SOME (&#10;    'whole plant' AND NOT ('has part' SOME 'ripening fruit')&#10;) AND 'depends on structure' ONLY (&#10;    'plant structure' AND NOT ('has part' SOME 'ripening fruit')&#10;)" calcext:value-type="string">
            <text:p>'plant structure presence' AND 'quality of' SOME (</text:p>
            <text:p>    'whole plant' AND NOT ('has part' SOME 'ripening fruit')</text:p>
            <text:p>) AND 'depends on structure' ONLY (</text:p>
            <text:p>    'plant structure' AND NOT ('has part' SOME 'ripening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formula="of:=SUBSTITUTE([.D47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47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8" table:formula="of:=CONCATENATE(&quot;An {&quot;; [.D47]; &quot;} trait that is a {quality of} a {whole plant} that does not have any &quot;; SUBSTITUTE(SUBSTITUTE([.E47]; &quot;'&quot;; &quot;s&quot;; 2); &quot;'&quot;; &quot;&quot;); &quot; {$&quot;; [.E47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5" table:formula="of:=CONCATENATE([.D4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fruit presence' AND 'has quality measurement' SOME (&#10;    'measurement datum' AND (&#10;        ('upper count' VALUE 0) OR ('upper percent' VALUE 0.0)&#10;    )&#10;) " calcext:value-type="string">
            <text:p>'un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7]; &quot;absent&quot;; &quot;present&quot;)" office:value-type="string" office:string-value="'unripe fruits present'" calcext:value-type="string">
            <text:p>'unripe fruits present'</text:p>
          </table:table-cell>
          <table:table-cell table:style-name="ce8" table:formula="of:=CONCATENATE(&quot;'plant structure presence' AND 'quality of' SOME (&quot;; CHAR(10); &quot;    'whole plant' AND NOT ('has part' SOME &quot;; [.E47]; &quot;)&quot;; CHAR(10); &quot;) AND 'depends on structure' ONLY (&quot;; CHAR(10); &quot;    'plant structure' AND NOT ('has part' SOME &quot;; [.E47]; &quot;)&quot;; CHAR(10); &quot;)&quot;)" office:value-type="string" office:string-value="'plant structure presence' AND 'quality of' SOME (&#10;    'whole plant' AND NOT ('has part' SOME 'unripe fruit')&#10;) AND 'depends on structure' ONLY (&#10;    'plant structure' AND NOT ('has part' SOME 'unripe fruit')&#10;)" calcext:value-type="string">
            <text:p>'plant structure presence' AND 'quality of' SOME (</text:p>
            <text:p>    'whole plant' AND NOT ('has part' SOME 'unripe fruit')</text:p>
            <text:p>) AND 'depends on structure' ONLY (</text:p>
            <text:p>    'plant structure' AND NOT ('has part' SOME 'unripe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formula="of:=SUBSTITUTE([.D48]; &quot; presence&quot;; &quot;s absent&quot;)" office:value-type="string" office:string-value="'ripe fruits absent'" calcext:value-type="string">
            <text:p>'ripe fruits absent'</text:p>
          </table:table-cell>
          <table:table-cell table:formula="of:=SUBSTITUTE([.E48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8" table:formula="of:=CONCATENATE(&quot;A {&quot;; [.D48]; &quot;} trait that is a {quality of} a {whole plant} that does not have any &quot;; SUBSTITUTE(SUBSTITUTE([.E48]; &quot;'&quot;; &quot;s&quot;; 2); &quot;'&quot;; &quot;&quot;); &quot; {$&quot;; [.E48]; &quot;}.&quot;)" office:value-type="string" office:string-value="A {'ripe fruit presence'} trait that is a {quality of} a {whole plant} that does not have any ripe fruits {$'ripe fruit'}." calcext:value-type="string">
            <text:p>A {'ripe fruit presence'} trait that is a {quality of} a {whole plant} that does not have any ripe fruits {$'ripe fruit'}.</text:p>
          </table:table-cell>
          <table:table-cell table:style-name="ce5" table:formula="of:=CONCATENATE([.D4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fruit presence' AND 'has quality measurement' SOME (&#10;    'measurement datum' AND (&#10;        ('upper count' VALUE 0) OR ('upper percent' VALUE 0.0)&#10;    )&#10;) " calcext:value-type="string">
            <text:p>'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8]; &quot;absent&quot;; &quot;present&quot;)" office:value-type="string" office:string-value="'ripe fruits present'" calcext:value-type="string">
            <text:p>'ripe fruits present'</text:p>
          </table:table-cell>
          <table:table-cell table:style-name="ce8" table:formula="of:=CONCATENATE(&quot;'plant structure presence' AND 'quality of' SOME (&quot;; CHAR(10); &quot;    'whole plant' AND NOT ('has part' SOME &quot;; [.E48]; &quot;)&quot;; CHAR(10); &quot;) AND 'depends on structure' ONLY (&quot;; CHAR(10); &quot;    'plant structure' AND NOT ('has part' SOME &quot;; [.E48]; &quot;)&quot;; CHAR(10); &quot;)&quot;)" office:value-type="string" office:string-value="'plant structure presence' AND 'quality of' SOME (&#10;    'whole plant' AND NOT ('has part' SOME 'ripe fruit')&#10;) AND 'depends on structure' ONLY (&#10;    'plant structure' AND NOT ('has part' SOME 'ripe fruit')&#10;)" calcext:value-type="string">
            <text:p>'plant structure presence' AND 'quality of' SOME (</text:p>
            <text:p>    'whole plant' AND NOT ('has part' SOME 'ripe fruit')</text:p>
            <text:p>) AND 'depends on structure' ONLY (</text:p>
            <text:p>    'plant structure' AND NOT ('has part' SOME 'ripe fruit')</text:p>
            <text:p>)</text:p>
          </table:table-cell>
          <table:table-cell table:number-columns-repeated="3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6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6</text:p>
          </table:table-cell>
          <table:table-cell table:style-name="ce5" table:formula="of:=SUBSTITUTE([.D50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50]; &quot;} trait that is a {quality of} a {whole plant} that does not have any cones {$&quot;; [.E50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5" table:formula="of:=CONCATENATE([.D5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cone presence' AND 'has quality measurement' SOME (&#10;    'measurement datum' AND (&#10;        ('upper count' VALUE 0) OR ('upper percent' VALUE 0.0)&#10;    )&#10;) " calcext:value-type="string">
            <text:p>'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0]; &quot;absent&quot;; &quot;present&quot;)" office:value-type="string" office:string-value="'cones present'" calcext:value-type="string">
            <text:p>'cones present'</text:p>
          </table:table-cell>
          <table:table-cell table:style-name="ce8" table:formula="of:=CONCATENATE(&quot;'plant structure presence' AND 'quality of' SOME (&quot;; CHAR(10); &quot;    'whole plant' AND NOT ('has part' SOME &quot;; [.E50]; &quot;)&quot;; CHAR(10); &quot;) AND 'depends on structure' ONLY (&quot;; CHAR(10); &quot;    'plant structure' AND NOT ('has part' SOME &quot;; [.E50]; &quot;)&quot;; CHAR(10); &quot;)&quot;)" office:value-type="string" office:string-value="'plant structure presence' AND 'quality of' SOME (&#10;    'whole plant' AND NOT ('has part' SOME PO:'strobilus')&#10;) AND 'depends on structure' ONLY (&#10;    'plant structure' AND NOT ('has part' SOME PO:'strobilus')&#10;)" calcext:value-type="string">
            <text:p>'plant structure presence' AND 'quality of' SOME (</text:p>
            <text:p>    'whole plant' AND NOT ('has part' SOME PO:'strobilus')</text:p>
            <text:p>) AND 'depends on structure' ONLY (</text:p>
            <text:p>    'plant structure' AND NOT ('has part' SOME PO:'strobilus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47</text:p>
          </table:table-cell>
          <table:table-cell table:style-name="ce5" table:formula="of:=SUBSTITUTE([.D51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51]; &quot;} trait that is a {quality of} a {whole plant} that does not have any pollen cones {$&quot;; [.E51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5" table:formula="of:=CONCATENATE([.D5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 cone presence' AND 'has quality measurement' SOME (&#10;    'measurement datum' AND (&#10;        ('upper count' VALUE 0) OR ('upper percent' VALUE 0.0)&#10;    )&#10;) " calcext:value-type="string">
            <text:p>'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1]; &quot;absent&quot;; &quot;present&quot;)" office:value-type="string" office:string-value="'pollen cones present'" calcext:value-type="string">
            <text:p>'pollen cones present'</text:p>
          </table:table-cell>
          <table:table-cell table:style-name="ce8" table:formula="of:=CONCATENATE(&quot;'plant structure presence' AND 'quality of' SOME (&quot;; CHAR(10); &quot;    'whole plant' AND NOT ('has part' SOME &quot;; [.E51]; &quot;)&quot;; CHAR(10); &quot;) AND 'depends on structure' ONLY (&quot;; CHAR(10); &quot;    'plant structure' AND NOT ('has part' SOME &quot;; [.E51]; &quot;)&quot;; CHAR(10); &quot;)&quot;)" office:value-type="string" office:string-value="'plant structure presence' AND 'quality of' SOME (&#10;    'whole plant' AND NOT ('has part' SOME PO:'microsporangiate strobilus')&#10;) AND 'depends on structure' ONLY (&#10;    'plant structure' AND NOT ('has part' SOME PO:'microsporangiate strobilus')&#10;)" calcext:value-type="string">
            <text:p>'plant structure presence' AND 'quality of' SOME (</text:p>
            <text:p>    'whole plant' AND NOT ('has part' SOME PO:'microsporangiate strobilus')</text:p>
            <text:p>) AND 'depends on structure' ONLY (</text:p>
            <text:p>    'plant structure' AND NOT ('has part' SOME PO:'micro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8</text:p>
          </table:table-cell>
          <table:table-cell table:style-name="ce5" table:formula="of:=SUBSTITUTE([.D52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52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52]; &quot;} trait that is a {quality of} a {whole plant} that does not have any &quot;; SUBSTITUTE(SUBSTITUTE([.E52]; &quot;'&quot;; &quot;s&quot;; 2); &quot;'&quot;; &quot;&quot;); &quot; {$&quot;; [.E52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5" table:formula="of:=CONCATENATE([.D5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pollen cone presence' AND 'has quality measurement' SOME (&#10;    'measurement datum' AND (&#10;        ('upper count' VALUE 0) OR ('upper percent' VALUE 0.0)&#10;    )&#10;) " calcext:value-type="string">
            <text:p>'fresh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2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8" table:formula="of:=CONCATENATE(&quot;'plant structure presence' AND 'quality of' SOME (&quot;; CHAR(10); &quot;    'whole plant' AND NOT ('has part' SOME &quot;; [.E52]; &quot;)&quot;; CHAR(10); &quot;) AND 'depends on structure' ONLY (&quot;; CHAR(10); &quot;    'plant structure' AND NOT ('has part' SOME &quot;; [.E52]; &quot;)&quot;; CHAR(10); &quot;)&quot;)" office:value-type="string" office:string-value="'plant structure presence' AND 'quality of' SOME (&#10;    'whole plant' AND NOT ('has part' SOME 'fresh pollen cone')&#10;) AND 'depends on structure' ONLY (&#10;    'plant structure' AND NOT ('has part' SOME 'fresh pollen cone')&#10;)" calcext:value-type="string">
            <text:p>'plant structure presence' AND 'quality of' SOME (</text:p>
            <text:p>    'whole plant' AND NOT ('has part' SOME 'fresh pollen cone')</text:p>
            <text:p>) AND 'depends on structure' ONLY (</text:p>
            <text:p>    'plant structure' AND NOT ('has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9</text:p>
          </table:table-cell>
          <table:table-cell table:style-name="ce5" table:formula="of:=SUBSTITUTE([.D53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53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53]; &quot;} trait that is a {quality of} a {whole plant} that does not have any &quot;; SUBSTITUTE(SUBSTITUTE([.E53]; &quot;'&quot;; &quot;s&quot;; 2); &quot;'&quot;; &quot;&quot;); &quot; {$&quot;; [.E53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5" table:formula="of:=CONCATENATE([.D5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pollen cone presence' AND 'has quality measurement' SOME (&#10;    'measurement datum' AND (&#10;        ('upper count' VALUE 0) OR ('upper percent' VALUE 0.0)&#10;    )&#10;) " calcext:value-type="string">
            <text:p>'open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3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8" table:formula="of:=CONCATENATE(&quot;'plant structure presence' AND 'quality of' SOME (&quot;; CHAR(10); &quot;    'whole plant' AND NOT ('has part' SOME &quot;; [.E53]; &quot;)&quot;; CHAR(10); &quot;) AND 'depends on structure' ONLY (&quot;; CHAR(10); &quot;    'plant structure' AND NOT ('has part' SOME &quot;; [.E53]; &quot;)&quot;; CHAR(10); &quot;)&quot;)" office:value-type="string" office:string-value="'plant structure presence' AND 'quality of' SOME (&#10;    'whole plant' AND NOT ('has part' SOME 'open pollen cone')&#10;) AND 'depends on structure' ONLY (&#10;    'plant structure' AND NOT ('has part' SOME 'open pollen cone')&#10;)" calcext:value-type="string">
            <text:p>'plant structure presence' AND 'quality of' SOME (</text:p>
            <text:p>    'whole plant' AND NOT ('has part' SOME 'open pollen cone')</text:p>
            <text:p>) AND 'depends on structure' ONLY (</text:p>
            <text:p>    'plant structure' AND NOT ('has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50</text:p>
          </table:table-cell>
          <table:table-cell table:style-name="ce5" table:formula="of:=SUBSTITUTE([.D54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54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54]; &quot;} trait that is a {quality of} a {whole plant} that does not have any &quot;; SUBSTITUTE(SUBSTITUTE([.E54]; &quot;'&quot;; &quot;s&quot;; 2); &quot;'&quot;; &quot;&quot;); &quot; {$&quot;; [.E54]; &quot;}.&quot;)" office:value-type="string" office:string-value="A {'pollen-releasing pollen cone presence'} trait that is a {quality of} a {whole plant} that does not have any pollen-releasing pollen cones {$'pollen-releasing pollen cone'}." calcext:value-type="string">
            <text:p>A {'pollen-releasing pollen cone presence'} trait that is a {quality of} a {whole plant} that does not have any pollen-releasing pollen cones {$'pollen-releasing pollen cone'}.</text:p>
          </table:table-cell>
          <table:table-cell table:style-name="ce5" table:formula="of:=CONCATENATE([.D5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pollen cone presence' AND 'has quality measurement' SOME (&#10;    'measurement datum' AND (&#10;        ('upper count' VALUE 0) OR ('upper percent' VALUE 0.0)&#10;    )&#10;) " calcext:value-type="string">
            <text:p>'pollen-releasing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4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8" table:formula="of:=CONCATENATE(&quot;'plant structure presence' AND 'quality of' SOME (&quot;; CHAR(10); &quot;    'whole plant' AND NOT ('has part' SOME &quot;; [.E54]; &quot;)&quot;; CHAR(10); &quot;) AND 'depends on structure' ONLY (&quot;; CHAR(10); &quot;    'plant structure' AND NOT ('has part' SOME &quot;; [.E54]; &quot;)&quot;; CHAR(10); &quot;)&quot;)" office:value-type="string" office:string-value="'plant structure presence' AND 'quality of' SOME (&#10;    'whole plant' AND NOT ('has part' SOME 'pollen-releasing pollen cone')&#10;) AND 'depends on structure' ONLY (&#10;    'plant structure' AND NOT ('has part' SOME 'pollen-releasing pollen cone')&#10;)" calcext:value-type="string">
            <text:p>'plant structure presence' AND 'quality of' SOME (</text:p>
            <text:p>    'whole plant' AND NOT ('has part' SOME 'pollen-releasing pollen cone')</text:p>
            <text:p>) AND 'depends on structure' ONLY (</text:p>
            <text:p>    'plant structure' AND NOT ('has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51</text:p>
          </table:table-cell>
          <table:table-cell table:style-name="ce5" table:formula="of:=SUBSTITUTE([.D55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55]; &quot;} trait that is a {quality of} a {whole plant} that does not have any seed cones {$&quot;; [.E55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5" table:formula="of:=CONCATENATE([.D5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 cone presence' AND 'has quality measurement' SOME (&#10;    'measurement datum' AND (&#10;        ('upper count' VALUE 0) OR ('upper percent' VALUE 0.0)&#10;    )&#10;) " calcext:value-type="string">
            <text:p>'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5]; &quot;absent&quot;; &quot;present&quot;)" office:value-type="string" office:string-value="'seed cones present'" calcext:value-type="string">
            <text:p>'seed cones present'</text:p>
          </table:table-cell>
          <table:table-cell table:style-name="ce8" table:formula="of:=CONCATENATE(&quot;'plant structure presence' AND 'quality of' SOME (&quot;; CHAR(10); &quot;    'whole plant' AND NOT ('has part' SOME &quot;; [.E55]; &quot;)&quot;; CHAR(10); &quot;) AND 'depends on structure' ONLY (&quot;; CHAR(10); &quot;    'plant structure' AND NOT ('has part' SOME &quot;; [.E55]; &quot;)&quot;; CHAR(10); &quot;)&quot;)" office:value-type="string" office:string-value="'plant structure presence' AND 'quality of' SOME (&#10;    'whole plant' AND NOT ('has part' SOME PO:'megasporangiate strobilus')&#10;) AND 'depends on structure' ONLY (&#10;    'plant structure' AND NOT ('has part' SOME PO:'megasporangiate strobilus')&#10;)" calcext:value-type="string">
            <text:p>'plant structure presence' AND 'quality of' SOME (</text:p>
            <text:p>    'whole plant' AND NOT ('has part' SOME PO:'megasporangiate strobilus')</text:p>
            <text:p>) AND 'depends on structure' ONLY (</text:p>
            <text:p>    'plant structure' AND NOT ('has part' SOME PO:'mega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2</text:p>
          </table:table-cell>
          <table:table-cell table:style-name="ce5" table:formula="of:=SUBSTITUTE([.D56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56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56]; &quot;} trait that is a {quality of} a {whole plant} that does not have any &quot;; SUBSTITUTE(SUBSTITUTE([.E56]; &quot;'&quot;; &quot;s&quot;; 2); &quot;'&quot;; &quot;&quot;); &quot; {$&quot;; [.E56]; &quot;}.&quot;)" office:value-type="string" office:string-value="A {'fresh seed cone presence'} trait that is a {quality of} a {whole plant} that does not have any fresh seed cones {$'fresh seed cone'}." calcext:value-type="string">
            <text:p>A {'fresh seed cone presence'} trait that is a {quality of} a {whole plant} that does not have any fresh seed cones {$'fresh seed cone'}.</text:p>
          </table:table-cell>
          <table:table-cell table:style-name="ce5" table:formula="of:=CONCATENATE([.D5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seed cone presence' AND 'has quality measurement' SOME (&#10;    'measurement datum' AND (&#10;        ('upper count' VALUE 0) OR ('upper percent' VALUE 0.0)&#10;    )&#10;) " calcext:value-type="string">
            <text:p>'fresh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6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8" table:formula="of:=CONCATENATE(&quot;'plant structure presence' AND 'quality of' SOME (&quot;; CHAR(10); &quot;    'whole plant' AND NOT ('has part' SOME &quot;; [.E56]; &quot;)&quot;; CHAR(10); &quot;) AND 'depends on structure' ONLY (&quot;; CHAR(10); &quot;    'plant structure' AND NOT ('has part' SOME &quot;; [.E56]; &quot;)&quot;; CHAR(10); &quot;)&quot;)" office:value-type="string" office:string-value="'plant structure presence' AND 'quality of' SOME (&#10;    'whole plant' AND NOT ('has part' SOME 'fresh seed cone')&#10;) AND 'depends on structure' ONLY (&#10;    'plant structure' AND NOT ('has part' SOME 'fresh seed cone')&#10;)" calcext:value-type="string">
            <text:p>'plant structure presence' AND 'quality of' SOME (</text:p>
            <text:p>    'whole plant' AND NOT ('has part' SOME 'fresh seed cone')</text:p>
            <text:p>) AND 'depends on structure' ONLY (</text:p>
            <text:p>    'plant structure' AND NOT ('has part' SOME 'fresh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3</text:p>
          </table:table-cell>
          <table:table-cell table:style-name="ce5" table:formula="of:=SUBSTITUTE([.D57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57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57]; &quot;} trait that is a {quality of} a {whole plant} that does not have any &quot;; SUBSTITUTE(SUBSTITUTE([.E57]; &quot;'&quot;; &quot;s&quot;; 2); &quot;'&quot;; &quot;&quot;); &quot; {$&quot;; [.E57]; &quot;}.&quot;)" office:value-type="string" office:string-value="A {'ripening seed cone presence'} trait that is a {quality of} a {whole plant} that does not have any ripening seed cones {$'ripening seed cone'}." calcext:value-type="string">
            <text:p>A {'ripening seed cone presence'} trait that is a {quality of} a {whole plant} that does not have any ripening seed cones {$'ripening seed cone'}.</text:p>
          </table:table-cell>
          <table:table-cell table:style-name="ce5" table:formula="of:=CONCATENATE([.D5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seed cone presence' AND 'has quality measurement' SOME (&#10;    'measurement datum' AND (&#10;        ('upper count' VALUE 0) OR ('upper percent' VALUE 0.0)&#10;    )&#10;) " calcext:value-type="string">
            <text:p>'ripening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7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8" table:formula="of:=CONCATENATE(&quot;'plant structure presence' AND 'quality of' SOME (&quot;; CHAR(10); &quot;    'whole plant' AND NOT ('has part' SOME &quot;; [.E57]; &quot;)&quot;; CHAR(10); &quot;) AND 'depends on structure' ONLY (&quot;; CHAR(10); &quot;    'plant structure' AND NOT ('has part' SOME &quot;; [.E57]; &quot;)&quot;; CHAR(10); &quot;)&quot;)" office:value-type="string" office:string-value="'plant structure presence' AND 'quality of' SOME (&#10;    'whole plant' AND NOT ('has part' SOME 'ripening seed cone')&#10;) AND 'depends on structure' ONLY (&#10;    'plant structure' AND NOT ('has part' SOME 'ripening seed cone')&#10;)" calcext:value-type="string">
            <text:p>'plant structure presence' AND 'quality of' SOME (</text:p>
            <text:p>    'whole plant' AND NOT ('has part' SOME 'ripening seed cone')</text:p>
            <text:p>) AND 'depends on structure' ONLY (</text:p>
            <text:p>    'plant structure' AND NOT ('has part' SOME 'ripening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4</text:p>
          </table:table-cell>
          <table:table-cell table:style-name="ce5" table:formula="of:=SUBSTITUTE([.D58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58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58]; &quot;} trait that is a {quality of} a {whole plant} that does not have any &quot;; SUBSTITUTE(SUBSTITUTE([.E58]; &quot;'&quot;; &quot;s&quot;; 2); &quot;'&quot;; &quot;&quot;); &quot; {$&quot;; [.E58]; &quot;}.&quot;)" office:value-type="string" office:string-value="An {'unripe seed cone presence'} trait that is a {quality of} a {whole plant} that does not have any unripe seed cones {$'unripe seed cone'}." calcext:value-type="string">
            <text:p>An {'unripe seed cone presence'} trait that is a {quality of} a {whole plant} that does not have any unripe seed cones {$'unripe seed cone'}.</text:p>
          </table:table-cell>
          <table:table-cell table:style-name="ce5" table:formula="of:=CONCATENATE([.D5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seed cone presence' AND 'has quality measurement' SOME (&#10;    'measurement datum' AND (&#10;        ('upper count' VALUE 0) OR ('upper percent' VALUE 0.0)&#10;    )&#10;) " calcext:value-type="string">
            <text:p>'un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8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8" table:formula="of:=CONCATENATE(&quot;'plant structure presence' AND 'quality of' SOME (&quot;; CHAR(10); &quot;    'whole plant' AND NOT ('has part' SOME &quot;; [.E58]; &quot;)&quot;; CHAR(10); &quot;) AND 'depends on structure' ONLY (&quot;; CHAR(10); &quot;    'plant structure' AND NOT ('has part' SOME &quot;; [.E58]; &quot;)&quot;; CHAR(10); &quot;)&quot;)" office:value-type="string" office:string-value="'plant structure presence' AND 'quality of' SOME (&#10;    'whole plant' AND NOT ('has part' SOME 'unripe seed cone')&#10;) AND 'depends on structure' ONLY (&#10;    'plant structure' AND NOT ('has part' SOME 'unripe seed cone')&#10;)" calcext:value-type="string">
            <text:p>'plant structure presence' AND 'quality of' SOME (</text:p>
            <text:p>    'whole plant' AND NOT ('has part' SOME 'unripe seed cone')</text:p>
            <text:p>) AND 'depends on structure' ONLY (</text:p>
            <text:p>    'plant structure' AND NOT ('has part' SOME 'unripe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5</text:p>
          </table:table-cell>
          <table:table-cell table:style-name="ce5" table:formula="of:=SUBSTITUTE([.D59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59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59]; &quot;} trait that is a {quality of} a {whole plant} that does not have any &quot;; SUBSTITUTE(SUBSTITUTE([.E59]; &quot;'&quot;; &quot;s&quot;; 2); &quot;'&quot;; &quot;&quot;); &quot; {$&quot;; [.E59]; &quot;}.&quot;)" office:value-type="string" office:string-value="A {'ripe seed cone presence'} trait that is a {quality of} a {whole plant} that does not have any ripe seed cones {$'ripe seed cone'}." calcext:value-type="string">
            <text:p>A {'ripe seed cone presence'} trait that is a {quality of} a {whole plant} that does not have any ripe seed cones {$'ripe seed cone'}.</text:p>
          </table:table-cell>
          <table:table-cell table:style-name="ce5" table:formula="of:=CONCATENATE([.D5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seed cone presence' AND 'has quality measurement' SOME (&#10;    'measurement datum' AND (&#10;        ('upper count' VALUE 0) OR ('upper percent' VALUE 0.0)&#10;    )&#10;) " calcext:value-type="string">
            <text:p>'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9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8" table:formula="of:=CONCATENATE(&quot;'plant structure presence' AND 'quality of' SOME (&quot;; CHAR(10); &quot;    'whole plant' AND NOT ('has part' SOME &quot;; [.E59]; &quot;)&quot;; CHAR(10); &quot;) AND 'depends on structure' ONLY (&quot;; CHAR(10); &quot;    'plant structure' AND NOT ('has part' SOME &quot;; [.E59]; &quot;)&quot;; CHAR(10); &quot;)&quot;)" office:value-type="string" office:string-value="'plant structure presence' AND 'quality of' SOME (&#10;    'whole plant' AND NOT ('has part' SOME 'ripe seed cone')&#10;) AND 'depends on structure' ONLY (&#10;    'plant structure' AND NOT ('has part' SOME 'ripe seed cone')&#10;)" calcext:value-type="string">
            <text:p>'plant structure presence' AND 'quality of' SOME (</text:p>
            <text:p>    'whole plant' AND NOT ('has part' SOME 'ripe seed cone')</text:p>
            <text:p>) AND 'depends on structure' ONLY (</text:p>
            <text:p>    'plant structure' AND NOT ('has part' SOME 'ripe seed cone')</text:p>
            <text:p>)</text:p>
          </table:table-cell>
          <table:table-cell table:number-columns-repeated="3"/>
        </table:table-row>
        <table:table-row table:style-name="ro4">
          <table:table-cell table:style-name="Default" table:number-columns-repeated="2"/>
          <table:table-cell table:style-name="ce5" table:formula="of:=SUBSTITUTE([.D60]; &quot; presence&quot;; &quot;s absent&quot;)">
            <text:p/>
          </table:table-cell>
          <table:table-cell/>
          <table:table-cell table:style-name="ce7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6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6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1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8" table:formula="of:=CONCATENATE(&quot;'abscised plant structure presence' AND 'quality of' SOME (&quot;; CHAR(10); &quot;    'whole plant' AND NOT ('abscised' SOME &quot;; [.E61]; &quot;)&quot;; CHAR(10); &quot;) AND 'depends on structure' ONLY (&quot;; CHAR(10); &quot;    NOT ('abscised' SOME &quot;; [.E61]; &quot;)&quot;; CHAR(10); &quot;)&quot;)" office:value-type="string" office:string-value="'abscised plant structure presence' AND 'quality of' SOME (&#10;    'whole plant' AND NOT ('abscised' SOME 'plant structure')&#10;) AND 'depends on structure' ONLY (&#10;    NOT ('abscised' SOME 'plant structure')&#10;)" calcext:value-type="string">
            <text:p>'abscised plant structure presence' AND 'quality of' SOME (</text:p>
            <text:p>    'whole plant' AND NOT ('abscised' SOME 'plant structure')</text:p>
            <text:p>) AND 'depends on structure' ONLY (</text:p>
            <text:p>   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7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no true leaves {$true leaf} have been {abscised}.</text:p>
          </table:table-cell>
          <table:table-cell table:style-name="ce5" table:formula="of:=CONCATENATE([.D6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leaf presence' AND 'has quality measurement' SOME (&#10;    'measurement datum' AND (&#10;        ('upper count' VALUE 0) OR ('upper percent' VALUE 0.0)&#10;    )&#10;) " calcext:value-type="string">
            <text:p>'abscised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2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8" table:formula="of:=CONCATENATE(&quot;'abscised plant structure presence' AND 'quality of' SOME (&quot;; CHAR(10); &quot;    'whole plant' AND NOT ('abscised' SOME &quot;; [.E62]; &quot;)&quot;; CHAR(10); &quot;) AND 'depends on structure' ONLY (&quot;; CHAR(10); &quot;    NOT ('abscised' SOME &quot;; [.E62]; &quot;)&quot;; CHAR(10); &quot;)&quot;)" office:value-type="string" office:string-value="'abscised plant structure presence' AND 'quality of' SOME (&#10;    'whole plant' AND NOT ('abscised' SOME 'true leaf')&#10;) AND 'depends on structure' ONLY (&#10;    NOT ('abscised' SOME 'true leaf')&#10;)" calcext:value-type="string">
            <text:p>'abscised plant structure presence' AND 'quality of' SOME (</text:p>
            <text:p>    'whole plant' AND NOT ('abscised' SOME 'true leaf')</text:p>
            <text:p>) AND 'depends on structure' ONLY (</text:p>
            <text:p>   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58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5" office:value-type="string" calcext:value-type="string">
            <text:p>An {abscised fruit or seed presence} trait that is a {quality of} a {whole plant} from which no ripe fruits {$ripe fruit} have been abscised or removed by herbivores and that does not have any ripe fruits that have {abscised} any mature seeds {$mature seed}.</text:p>
          </table:table-cell>
          <table:table-cell table:style-name="ce5" table:formula="of:=CONCATENATE([.D6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fruit or seed presence' AND 'has quality measurement' SOME (&#10;    'measurement datum' AND (&#10;        ('upper count' VALUE 0) OR ('upper percent' VALUE 0.0)&#10;    )&#10;) " calcext:value-type="string">
            <text:p>'abscised fruit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3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8" table:formula="of:=CONCATENATE(&quot;'abscised plant structure presence' AND 'quality of' SOME (&quot;; CHAR(10); &quot;    'whole plant' AND NOT ('abscised' SOME (&quot;; [.E63]; &quot;))&quot;; CHAR(10); &quot;) AND 'depends on structure' ONLY (&quot;; CHAR(10); &quot;    NOT ('abscised' SOME (&quot;; [.E63]; &quot;))&quot;; CHAR(10); &quot;)&quot;)" office:value-type="string" office:string-value="'abscised plant structure presence' AND 'quality of' SOME (&#10;    'whole plant' AND NOT ('abscised' SOME ('ripe fruit' OR 'mature seed'))&#10;) AND 'depends on structure' ONLY (&#10;    NOT ('abscised' SOME ('ripe fruit' OR 'mature seed'))&#10;)" calcext:value-type="string">
            <text:p>'abscised plant structure presence' AND 'quality of' SOME (</text:p>
            <text:p>    'whole plant' AND NOT ('abscised' SOME ('ripe fruit' OR 'mature seed'))</text:p>
            <text:p>) AND 'depends on structure' ONLY (</text:p>
            <text:p>    NOT ('abscised' SOME ('ripe fruit' OR 'mature seed')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59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8" office:value-type="string" calcext:value-type="string">
            <text:p>An {abscised cone or seed presence} trait that is a {quality of} a {whole plant} from which no ripe seed cones {$ripe seed cone} have been abscised or removed by herbivores and that does not have any ripe seed cones that have {abscised} any mature seeds {$mature seed}.</text:p>
          </table:table-cell>
          <table:table-cell table:style-name="ce5" table:formula="of:=CONCATENATE([.D6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cone or seed presence' AND 'has quality measurement' SOME (&#10;    'measurement datum' AND (&#10;        ('upper count' VALUE 0) OR ('upper percent' VALUE 0.0)&#10;    )&#10;) " calcext:value-type="string">
            <text:p>'abscised cone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4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8" table:formula="of:=CONCATENATE(&quot;'abscised plant structure presence' AND 'quality of' SOME (&quot;; CHAR(10); &quot;    'whole plant' AND NOT ('abscised' SOME (&quot;; [.E64]; &quot;))&quot;; CHAR(10); &quot;) AND 'depends on structure' ONLY (&quot;; CHAR(10); &quot;    NOT ('abscised' SOME (&quot;; [.E64]; &quot;))&quot;; CHAR(10); &quot;)&quot;)" office:value-type="string" office:string-value="'abscised plant structure presence' AND 'quality of' SOME (&#10;    'whole plant' AND NOT ('abscised' SOME ('ripe seed cone' OR 'mature seed'))&#10;) AND 'depends on structure' ONLY (&#10;    NOT ('abscised' SOME ('ripe seed cone' OR 'mature seed'))&#10;)" calcext:value-type="string">
            <text:p>'abscised plant structure presence' AND 'quality of' SOME (</text:p>
            <text:p>    'whole plant' AND NOT ('abscised' SOME ('ripe seed cone' OR 'mature seed'))</text:p>
            <text:p>) AND 'depends on structure' ONLY (</text:p>
            <text:p>    NOT ('abscised' SOME ('ripe seed cone' OR 'mature seed')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9">
          <table:table-cell/>
          <table:table-cell table:style-name="ce3"/>
          <table:table-cell table:number-columns-repeated="10"/>
        </table:table-row>
        <table:table-row table:style-name="ro1" table:number-rows-repeated="104850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5:59:04.009503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4T18:02:21.157427868</dc:date>
    <dc:creator>Brian </dc:creator>
    <meta:editing-duration>P27DT16H38M24S</meta:editing-duration>
    <meta:editing-cycles>193</meta:editing-cycles>
    <meta:generator>LibreOffice/5.1.4.2$Linux_X86_64 LibreOffice_project/10m0$Build-2</meta:generator>
    <meta:document-statistic meta:table-count="1" meta:cell-count="544" meta:object-count="0"/>
  </office:meta>
</office:document-meta>
</file>